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3.0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1"/>
    <style:style style:name="ce1" style:family="table-cell" style:parent-style-name="Result" style:data-style-name="N1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ductoVectorial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table:style-name="Default"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>
            <table:table-row-group>
              <table:table-row-group table:display="false">
                <table:table-row table:style-name="ro1" table:visibility="collapse">
                  <table:table-cell office:value-type="float" office:value="1000" calcext:value-type="float">
                    <text:p>1000</text:p>
                  </table:table-cell>
                  <table:table-cell table:style-name="Default" office:value-type="float" office:value="3951" calcext:value-type="float">
                    <text:p>3951</text:p>
                  </table:table-cell>
                  <table:table-cell office:value-type="float" office:value="0.003954" calcext:value-type="float">
                    <text:p>0,003954</text:p>
                  </table:table-cell>
                </table:table-row>
                <table:table-row table:style-name="ro1" table:visibility="collapse">
                  <table:table-cell office:value-type="float" office:value="1000" calcext:value-type="float">
                    <text:p>1000</text:p>
                  </table:table-cell>
                  <table:table-cell table:style-name="Default" office:value-type="float" office:value="4610" calcext:value-type="float">
                    <text:p>4610</text:p>
                  </table:table-cell>
                  <table:table-cell office:value-type="float" office:value="0.004613" calcext:value-type="float">
                    <text:p>0,004613</text:p>
                  </table:table-cell>
                </table:table-row>
                <table:table-row table:style-name="ro1" table:visibility="collapse">
                  <table:table-cell office:value-type="float" office:value="1000" calcext:value-type="float">
                    <text:p>1000</text:p>
                  </table:table-cell>
                  <table:table-cell table:style-name="Default" office:value-type="float" office:value="3802" calcext:value-type="float">
                    <text:p>3802</text:p>
                  </table:table-cell>
                  <table:table-cell office:value-type="float" office:value="0.003805" calcext:value-type="float">
                    <text:p>0,003805</text:p>
                  </table:table-cell>
                </table:table-row>
              </table:table-row-group>
              <table:table-row table:style-name="ro1">
                <table:table-cell table:style-name="Result" office:value-type="string" calcext:value-type="string">
                  <text:p>1000 Mín</text:p>
                </table:table-cell>
                <table:table-cell table:style-name="Result" table:formula="of:=SUBTOTAL(5;[.$B$2:.$B$4])" office:value-type="float" office:value="3802" calcext:value-type="float">
                  <text:p>3802</text:p>
                </table:table-cell>
                <table:table-cell/>
              </table:table-row>
            </table:table-row-group>
            <table:table-row table:style-name="ro1">
              <table:table-cell table:style-name="Result" office:value-type="string" calcext:value-type="string">
                <text:p>1000 Promedio</text:p>
              </table:table-cell>
              <table:table-cell table:style-name="Result" table:formula="of:=SUBTOTAL(1;[.$B$2:.$B$5])" office:value-type="float" office:value="4121" calcext:value-type="float">
                <text:p>4121</text:p>
              </table:table-cell>
              <table:table-cell/>
            </table:table-row>
            <table:table-row-group>
              <table:table-row-group table:display="false">
                <table:table-row table:style-name="ro1" table:visibility="collapse">
                  <table:table-cell office:value-type="float" office:value="5000" calcext:value-type="float">
                    <text:p>5000</text:p>
                  </table:table-cell>
                  <table:table-cell office:value-type="float" office:value="73808" calcext:value-type="float">
                    <text:p>73808</text:p>
                  </table:table-cell>
                  <table:table-cell office:value-type="float" office:value="0.073806" calcext:value-type="float">
                    <text:p>0,073806</text:p>
                  </table:table-cell>
                </table:table-row>
                <table:table-row table:style-name="ro1" table:visibility="collapse">
                  <table:table-cell office:value-type="float" office:value="5000" calcext:value-type="float">
                    <text:p>5000</text:p>
                  </table:table-cell>
                  <table:table-cell office:value-type="float" office:value="51685" calcext:value-type="float">
                    <text:p>51685</text:p>
                  </table:table-cell>
                  <table:table-cell office:value-type="float" office:value="0.051686" calcext:value-type="float">
                    <text:p>0,051686</text:p>
                  </table:table-cell>
                </table:table-row>
                <table:table-row table:style-name="ro1" table:visibility="collapse">
                  <table:table-cell office:value-type="float" office:value="5000" calcext:value-type="float">
                    <text:p>5000</text:p>
                  </table:table-cell>
                  <table:table-cell office:value-type="float" office:value="51715" calcext:value-type="float">
                    <text:p>51715</text:p>
                  </table:table-cell>
                  <table:table-cell office:value-type="float" office:value="0.051716" calcext:value-type="float">
                    <text:p>0,051716</text:p>
                  </table:table-cell>
                </table:table-row>
              </table:table-row-group>
              <table:table-row table:style-name="ro1">
                <table:table-cell table:style-name="Result" office:value-type="string" calcext:value-type="string">
                  <text:p>5000 Mín</text:p>
                </table:table-cell>
                <table:table-cell table:style-name="Result" table:formula="of:=SUBTOTAL(5;[.$B$7:.$B$9])" office:value-type="float" office:value="51685" calcext:value-type="float">
                  <text:p>51685</text:p>
                </table:table-cell>
                <table:table-cell/>
              </table:table-row>
            </table:table-row-group>
            <table:table-row table:style-name="ro1">
              <table:table-cell table:style-name="Result" office:value-type="string" calcext:value-type="string">
                <text:p>5000 Promedio</text:p>
              </table:table-cell>
              <table:table-cell table:style-name="Result" table:formula="of:=SUBTOTAL(1;[.$B$7:.$B$10])" office:value-type="float" office:value="59069.3333333333" calcext:value-type="float">
                <text:p>59069,3333333333</text:p>
              </table:table-cell>
              <table:table-cell/>
            </table:table-row>
            <table:table-row-group>
              <table:table-row-group table:display="false">
                <table:table-row table:style-name="ro1" table:visibility="collapse">
                  <table:table-cell office:value-type="float" office:value="10000" calcext:value-type="float">
                    <text:p>10000</text:p>
                  </table:table-cell>
                  <table:table-cell office:value-type="float" office:value="209905" calcext:value-type="float">
                    <text:p>209905</text:p>
                  </table:table-cell>
                  <table:table-cell office:value-type="float" office:value="0.209903" calcext:value-type="float">
                    <text:p>0,209903</text:p>
                  </table:table-cell>
                </table:table-row>
                <table:table-row table:style-name="ro1" table:visibility="collapse">
                  <table:table-cell office:value-type="float" office:value="10000" calcext:value-type="float">
                    <text:p>10000</text:p>
                  </table:table-cell>
                  <table:table-cell office:value-type="float" office:value="206988" calcext:value-type="float">
                    <text:p>206988</text:p>
                  </table:table-cell>
                  <table:table-cell office:value-type="float" office:value="0.206987" calcext:value-type="float">
                    <text:p>0,206987</text:p>
                  </table:table-cell>
                </table:table-row>
                <table:table-row table:style-name="ro1" table:visibility="collapse">
                  <table:table-cell office:value-type="float" office:value="10000" calcext:value-type="float">
                    <text:p>10000</text:p>
                  </table:table-cell>
                  <table:table-cell office:value-type="float" office:value="209954" calcext:value-type="float">
                    <text:p>209954</text:p>
                  </table:table-cell>
                  <table:table-cell office:value-type="float" office:value="0.209957" calcext:value-type="float">
                    <text:p>0,209957</text:p>
                  </table:table-cell>
                </table:table-row>
              </table:table-row-group>
              <table:table-row table:style-name="ro1">
                <table:table-cell table:style-name="Result" office:value-type="string" calcext:value-type="string">
                  <text:p>10000 Mín</text:p>
                </table:table-cell>
                <table:table-cell table:style-name="Result" table:formula="of:=SUBTOTAL(5;[.$B$12:.$B$14])" office:value-type="float" office:value="206988" calcext:value-type="float">
                  <text:p>206988</text:p>
                </table:table-cell>
                <table:table-cell/>
              </table:table-row>
            </table:table-row-group>
            <table:table-row table:style-name="ro1">
              <table:table-cell table:style-name="Result" office:value-type="string" calcext:value-type="string">
                <text:p>10000 Promedio</text:p>
              </table:table-cell>
              <table:table-cell table:style-name="Result" table:formula="of:=SUBTOTAL(1;[.$B$12:.$B$15])" office:value-type="float" office:value="208949" calcext:value-type="float">
                <text:p>208949</text:p>
              </table:table-cell>
              <table:table-cell/>
            </table:table-row>
            <table:table-row-group>
              <table:table-row-group table:display="false">
                <table:table-row table:style-name="ro1" table:visibility="collapse">
                  <table:table-cell office:value-type="float" office:value="50000" calcext:value-type="float">
                    <text:p>50000</text:p>
                  </table:table-cell>
                  <table:table-cell office:value-type="float" office:value="5102383" calcext:value-type="float">
                    <text:p>5102383</text:p>
                  </table:table-cell>
                  <table:table-cell office:value-type="float" office:value="5.102384" calcext:value-type="float">
                    <text:p>5,102384</text:p>
                  </table:table-cell>
                </table:table-row>
                <table:table-row table:style-name="ro1" table:visibility="collapse">
                  <table:table-cell office:value-type="float" office:value="50000" calcext:value-type="float">
                    <text:p>50000</text:p>
                  </table:table-cell>
                  <table:table-cell office:value-type="float" office:value="5078783" calcext:value-type="float">
                    <text:p>5078783</text:p>
                  </table:table-cell>
                  <table:table-cell office:value-type="float" office:value="5.078739" calcext:value-type="float">
                    <text:p>5,078739</text:p>
                  </table:table-cell>
                </table:table-row>
                <table:table-row table:style-name="ro1" table:visibility="collapse">
                  <table:table-cell office:value-type="float" office:value="50000" calcext:value-type="float">
                    <text:p>50000</text:p>
                  </table:table-cell>
                  <table:table-cell office:value-type="float" office:value="5096054" calcext:value-type="float">
                    <text:p>5096054</text:p>
                  </table:table-cell>
                  <table:table-cell office:value-type="float" office:value="5.096054" calcext:value-type="float">
                    <text:p>5,096054</text:p>
                  </table:table-cell>
                </table:table-row>
              </table:table-row-group>
              <table:table-row table:style-name="ro1">
                <table:table-cell table:style-name="Result" office:value-type="string" calcext:value-type="string">
                  <text:p>50000 Mín</text:p>
                </table:table-cell>
                <table:table-cell table:style-name="Result" table:formula="of:=SUBTOTAL(5;[.$B$17:.$B$19])" office:value-type="float" office:value="5078783" calcext:value-type="float">
                  <text:p>5078783</text:p>
                </table:table-cell>
                <table:table-cell/>
              </table:table-row>
            </table:table-row-group>
            <table:table-row table:style-name="ro1">
              <table:table-cell table:style-name="Result" office:value-type="string" calcext:value-type="string">
                <text:p>50000 Promedio</text:p>
              </table:table-cell>
              <table:table-cell table:style-name="Result" table:formula="of:=SUBTOTAL(1;[.$B$17:.$B$20])" office:value-type="float" office:value="5092406.66666667" calcext:value-type="float">
                <text:p>5092406,66666667</text:p>
              </table:table-cell>
              <table:table-cell/>
            </table:table-row>
            <table:table-row-group>
              <table:table-row-group table:display="false">
                <table:table-row table:style-name="ro1" table:visibility="collapse">
                  <table:table-cell office:value-type="float" office:value="100000" calcext:value-type="float">
                    <text:p>100000</text:p>
                  </table:table-cell>
                  <table:table-cell office:value-type="float" office:value="20367446" calcext:value-type="float">
                    <text:p>20367446</text:p>
                  </table:table-cell>
                  <table:table-cell office:value-type="float" office:value="20.367282" calcext:value-type="float">
                    <text:p>20,367282</text:p>
                  </table:table-cell>
                </table:table-row>
                <table:table-row table:style-name="ro1" table:visibility="collapse">
                  <table:table-cell office:value-type="float" office:value="100000" calcext:value-type="float">
                    <text:p>100000</text:p>
                  </table:table-cell>
                  <table:table-cell office:value-type="float" office:value="21000928" calcext:value-type="float">
                    <text:p>21000928</text:p>
                  </table:table-cell>
                  <table:table-cell office:value-type="float" office:value="21.000785" calcext:value-type="float">
                    <text:p>21,000785</text:p>
                  </table:table-cell>
                </table:table-row>
                <table:table-row table:style-name="ro1" table:visibility="collapse">
                  <table:table-cell office:value-type="float" office:value="100000" calcext:value-type="float">
                    <text:p>100000</text:p>
                  </table:table-cell>
                  <table:table-cell office:value-type="float" office:value="20704931" calcext:value-type="float">
                    <text:p>20704931</text:p>
                  </table:table-cell>
                  <table:table-cell office:value-type="float" office:value="20.704754" calcext:value-type="float">
                    <text:p>20,704754</text:p>
                  </table:table-cell>
                </table:table-row>
              </table:table-row-group>
              <table:table-row table:style-name="ro1">
                <table:table-cell table:style-name="Result" office:value-type="string" calcext:value-type="string">
                  <text:p>100000 Mín</text:p>
                </table:table-cell>
                <table:table-cell table:style-name="Result" table:formula="of:=SUBTOTAL(5;[.$B$22:.$B$24])" office:value-type="float" office:value="20367446" calcext:value-type="float">
                  <text:p>20367446</text:p>
                </table:table-cell>
                <table:table-cell/>
              </table:table-row>
            </table:table-row-group>
            <table:table-row table:style-name="ro1">
              <table:table-cell table:style-name="Result" office:value-type="string" calcext:value-type="string">
                <text:p>100000 Promedio</text:p>
              </table:table-cell>
              <table:table-cell table:style-name="Result" table:formula="of:=SUBTOTAL(1;[.$B$22:.$B$25])" office:value-type="float" office:value="20691101.6666667" calcext:value-type="float">
                <text:p>20691101,6666667</text:p>
              </table:table-cell>
              <table:table-cell/>
            </table:table-row>
            <table:table-row-group>
              <table:table-row-group table:display="false">
                <table:table-row table:style-name="ro1" table:visibility="collapse">
                  <table:table-cell office:value-type="float" office:value="200000" calcext:value-type="float">
                    <text:p>200000</text:p>
                  </table:table-cell>
                  <table:table-cell office:value-type="float" office:value="84019764" calcext:value-type="float">
                    <text:p>84019764</text:p>
                  </table:table-cell>
                  <table:table-cell office:value-type="float" office:value="84.019834" calcext:value-type="float">
                    <text:p>84,019834</text:p>
                  </table:table-cell>
                </table:table-row>
                <table:table-row table:style-name="ro1" table:visibility="collapse">
                  <table:table-cell office:value-type="float" office:value="200000" calcext:value-type="float">
                    <text:p>200000</text:p>
                  </table:table-cell>
                  <table:table-cell office:value-type="float" office:value="84005953" calcext:value-type="float">
                    <text:p>84005953</text:p>
                  </table:table-cell>
                  <table:table-cell office:value-type="float" office:value="84.005316" calcext:value-type="float">
                    <text:p>84,005316</text:p>
                  </table:table-cell>
                </table:table-row>
                <table:table-row table:style-name="ro1" table:visibility="collapse">
                  <table:table-cell office:value-type="float" office:value="200000" calcext:value-type="float">
                    <text:p>200000</text:p>
                  </table:table-cell>
                  <table:table-cell office:value-type="float" office:value="84170135" calcext:value-type="float">
                    <text:p>84170135</text:p>
                  </table:table-cell>
                  <table:table-cell office:value-type="float" office:value="84.170161" calcext:value-type="float">
                    <text:p>84,170161</text:p>
                  </table:table-cell>
                </table:table-row>
              </table:table-row-group>
              <table:table-row table:style-name="ro1">
                <table:table-cell table:style-name="Result" office:value-type="string" calcext:value-type="string">
                  <text:p>200000 Mín</text:p>
                </table:table-cell>
                <table:table-cell table:style-name="Result" table:formula="of:=SUBTOTAL(5;[.$B$27:.$B$29])" office:value-type="float" office:value="84005953" calcext:value-type="float">
                  <text:p>84005953</text:p>
                </table:table-cell>
                <table:table-cell/>
              </table:table-row>
            </table:table-row-group>
            <table:table-row table:style-name="ro1">
              <table:table-cell table:style-name="Result" office:value-type="string" calcext:value-type="string">
                <text:p>200000 Promedio</text:p>
              </table:table-cell>
              <table:table-cell table:style-name="Result" table:formula="of:=SUBTOTAL(1;[.$B$27:.$B$30])" office:value-type="float" office:value="84065284" calcext:value-type="float">
                <text:p>84065284</text:p>
              </table:table-cell>
              <table:table-cell/>
            </table:table-row>
            <table:table-row-group>
              <table:table-row-group table:display="false">
                <table:table-row table:style-name="ro1" table:visibility="collapse">
                  <table:table-cell office:value-type="float" office:value="300000" calcext:value-type="float">
                    <text:p>300000</text:p>
                  </table:table-cell>
                  <table:table-cell office:value-type="float" office:value="189405222" calcext:value-type="float">
                    <text:p>189405222</text:p>
                  </table:table-cell>
                  <table:table-cell office:value-type="float" office:value="189.403733" calcext:value-type="float">
                    <text:p>189,403733</text:p>
                  </table:table-cell>
                </table:table-row>
                <table:table-row table:style-name="ro1" table:visibility="collapse">
                  <table:table-cell office:value-type="float" office:value="300000" calcext:value-type="float">
                    <text:p>300000</text:p>
                  </table:table-cell>
                  <table:table-cell office:value-type="float" office:value="189773309" calcext:value-type="float">
                    <text:p>189773309</text:p>
                  </table:table-cell>
                  <table:table-cell office:value-type="float" office:value="189.773552" calcext:value-type="float">
                    <text:p>189,773552</text:p>
                  </table:table-cell>
                </table:table-row>
                <table:table-row table:style-name="ro1" table:visibility="collapse">
                  <table:table-cell office:value-type="float" office:value="300000" calcext:value-type="float">
                    <text:p>300000</text:p>
                  </table:table-cell>
                  <table:table-cell office:value-type="float" office:value="189359130" calcext:value-type="float">
                    <text:p>189359130</text:p>
                  </table:table-cell>
                  <table:table-cell office:value-type="float" office:value="189.357643" calcext:value-type="float">
                    <text:p>189,357643</text:p>
                  </table:table-cell>
                </table:table-row>
              </table:table-row-group>
              <table:table-row table:style-name="ro1">
                <table:table-cell table:style-name="Result" office:value-type="string" calcext:value-type="string">
                  <text:p>300000 Mín</text:p>
                </table:table-cell>
                <table:table-cell table:style-name="Result" table:formula="of:=SUBTOTAL(5;[.$B$32:.$B$34])" office:value-type="float" office:value="189359130" calcext:value-type="float">
                  <text:p>189359130</text:p>
                </table:table-cell>
                <table:table-cell/>
              </table:table-row>
            </table:table-row-group>
            <table:table-row table:style-name="ro1">
              <table:table-cell table:style-name="Result" office:value-type="string" calcext:value-type="string">
                <text:p>300000 Promedio</text:p>
              </table:table-cell>
              <table:table-cell table:style-name="Result" table:formula="of:=SUBTOTAL(1;[.$B$32:.$B$35])" office:value-type="float" office:value="189512553.666667" calcext:value-type="float">
                <text:p>189512553,666667</text:p>
              </table:table-cell>
              <table:table-cell/>
            </table:table-row>
            <table:table-row-group>
              <table:table-row-group table:display="false">
                <table:table-row table:style-name="ro1" table:visibility="collapse">
                  <table:table-cell office:value-type="float" office:value="400000" calcext:value-type="float">
                    <text:p>400000</text:p>
                  </table:table-cell>
                  <table:table-cell office:value-type="float" office:value="337243479" calcext:value-type="float">
                    <text:p>337243479</text:p>
                  </table:table-cell>
                  <table:table-cell office:value-type="float" office:value="337.243994" calcext:value-type="float">
                    <text:p>337,243994</text:p>
                  </table:table-cell>
                </table:table-row>
                <table:table-row table:style-name="ro1" table:visibility="collapse">
                  <table:table-cell office:value-type="float" office:value="400000" calcext:value-type="float">
                    <text:p>400000</text:p>
                  </table:table-cell>
                  <table:table-cell office:value-type="float" office:value="336733864" calcext:value-type="float">
                    <text:p>336733864</text:p>
                  </table:table-cell>
                  <table:table-cell office:value-type="float" office:value="336.731113" calcext:value-type="float">
                    <text:p>336,731113</text:p>
                  </table:table-cell>
                </table:table-row>
                <table:table-row table:style-name="ro1" table:visibility="collapse">
                  <table:table-cell office:value-type="float" office:value="400000" calcext:value-type="float">
                    <text:p>400000</text:p>
                  </table:table-cell>
                  <table:table-cell office:value-type="float" office:value="336854285" calcext:value-type="float">
                    <text:p>336854285</text:p>
                  </table:table-cell>
                  <table:table-cell office:value-type="float" office:value="336.851534" calcext:value-type="float">
                    <text:p>336,851534</text:p>
                  </table:table-cell>
                </table:table-row>
              </table:table-row-group>
              <table:table-row table:style-name="ro1">
                <table:table-cell table:style-name="Result" office:value-type="string" calcext:value-type="string">
                  <text:p>400000 Mín</text:p>
                </table:table-cell>
                <table:table-cell table:style-name="Result" table:formula="of:=SUBTOTAL(5;[.$B$37:.$B$39])" office:value-type="float" office:value="336733864" calcext:value-type="float">
                  <text:p>336733864</text:p>
                </table:table-cell>
                <table:table-cell/>
              </table:table-row>
            </table:table-row-group>
            <table:table-row table:style-name="ro1">
              <table:table-cell table:style-name="Result" office:value-type="string" calcext:value-type="string">
                <text:p>400000 Promedio</text:p>
              </table:table-cell>
              <table:table-cell table:style-name="Result" table:formula="of:=SUBTOTAL(1;[.$B$37:.$B$40])" office:value-type="float" office:value="336943876" calcext:value-type="float">
                <text:p>336943876</text:p>
              </table:table-cell>
              <table:table-cell/>
            </table:table-row>
            <table:table-row-group>
              <table:table-row-group table:display="false">
                <table:table-row table:style-name="ro1" table:visibility="collapse">
                  <table:table-cell office:value-type="float" office:value="500000" calcext:value-type="float">
                    <text:p>500000</text:p>
                  </table:table-cell>
                  <table:table-cell office:value-type="float" office:value="528691660" calcext:value-type="float">
                    <text:p>528691660</text:p>
                  </table:table-cell>
                  <table:table-cell office:value-type="float" office:value="528.689974" calcext:value-type="float">
                    <text:p>528,689974</text:p>
                  </table:table-cell>
                </table:table-row>
                <table:table-row table:style-name="ro1" table:visibility="collapse">
                  <table:table-cell office:value-type="float" office:value="500000" calcext:value-type="float">
                    <text:p>500000</text:p>
                  </table:table-cell>
                  <table:table-cell office:value-type="float" office:value="526901511" calcext:value-type="float">
                    <text:p>526901511</text:p>
                  </table:table-cell>
                  <table:table-cell office:value-type="float" office:value="526.902429" calcext:value-type="float">
                    <text:p>526,902429</text:p>
                  </table:table-cell>
                </table:table-row>
                <table:table-row table:style-name="ro1" table:visibility="collapse">
                  <table:table-cell office:value-type="float" office:value="500000" calcext:value-type="float">
                    <text:p>500000</text:p>
                  </table:table-cell>
                  <table:table-cell office:value-type="float" office:value="528768989" calcext:value-type="float">
                    <text:p>528768989</text:p>
                  </table:table-cell>
                  <table:table-cell office:value-type="float" office:value="528.767046" calcext:value-type="float">
                    <text:p>528,767046</text:p>
                  </table:table-cell>
                </table:table-row>
              </table:table-row-group>
              <table:table-row table:style-name="ro1">
                <table:table-cell table:style-name="Result" office:value-type="string" calcext:value-type="string">
                  <text:p>500000 Mín</text:p>
                </table:table-cell>
                <table:table-cell table:style-name="Result" table:formula="of:=SUBTOTAL(5;[.$B$42:.$B$44])" office:value-type="float" office:value="526901511" calcext:value-type="float">
                  <text:p>526901511</text:p>
                </table:table-cell>
                <table:table-cell/>
              </table:table-row>
            </table:table-row-group>
            <table:table-row table:style-name="ro1">
              <table:table-cell table:style-name="Result" office:value-type="string" calcext:value-type="string">
                <text:p>500000 Promedio</text:p>
              </table:table-cell>
              <table:table-cell table:style-name="Result" table:formula="of:=SUBTOTAL(1;[.$B$42:.$B$45])" office:value-type="float" office:value="528120720" calcext:value-type="float">
                <text:p>528120720</text:p>
              </table:table-cell>
              <table:table-cell/>
            </table:table-row>
            <table:table-row-group>
              <table:table-row-group table:display="false">
                <table:table-row table:style-name="ro1" table:visibility="collapse">
                  <table:table-cell office:value-type="float" office:value="1000000" calcext:value-type="float">
                    <text:p>1000000</text:p>
                  </table:table-cell>
                  <table:table-cell office:value-type="float" office:value="2107027945" calcext:value-type="float">
                    <text:p>2107027945</text:p>
                  </table:table-cell>
                  <table:table-cell office:value-type="float" office:value="2107.011799" calcext:value-type="float">
                    <text:p>2107,011799</text:p>
                  </table:table-cell>
                </table:table-row>
                <table:table-row table:style-name="ro1" table:visibility="collapse">
                  <table:table-cell office:value-type="float" office:value="1000000" calcext:value-type="float">
                    <text:p>1000000</text:p>
                  </table:table-cell>
                  <table:table-cell office:value-type="float" office:value="2114160489" calcext:value-type="float">
                    <text:p>2114160489</text:p>
                  </table:table-cell>
                  <table:table-cell office:value-type="float" office:value="2114.152604" calcext:value-type="float">
                    <text:p>2114,152604</text:p>
                  </table:table-cell>
                </table:table-row>
                <table:table-row table:style-name="ro1" table:visibility="collapse">
                  <table:table-cell office:value-type="float" office:value="1000000" calcext:value-type="float">
                    <text:p>1000000</text:p>
                  </table:table-cell>
                  <table:table-cell office:value-type="float" office:value="2104145678" calcext:value-type="float">
                    <text:p>2104145678</text:p>
                  </table:table-cell>
                  <table:table-cell office:value-type="float" office:value="2104.129956" calcext:value-type="float">
                    <text:p>2104,129956</text:p>
                  </table:table-cell>
                </table:table-row>
              </table:table-row-group>
              <table:table-row table:style-name="ro1">
                <table:table-cell table:style-name="Result" office:value-type="string" calcext:value-type="string">
                  <text:p>1000000 Mín</text:p>
                </table:table-cell>
                <table:table-cell table:style-name="Result" table:formula="of:=SUBTOTAL(5;[.$B$47:.$B$49])" office:value-type="float" office:value="2104145678" calcext:value-type="float">
                  <text:p>2104145678</text:p>
                </table:table-cell>
                <table:table-cell/>
              </table:table-row>
            </table:table-row-group>
            <table:table-row table:style-name="ro1">
              <table:table-cell table:style-name="Result" office:value-type="string" calcext:value-type="string">
                <text:p>1000000 Promedio</text:p>
              </table:table-cell>
              <table:table-cell table:style-name="Result" table:formula="of:=SUBTOTAL(1;[.$B$47:.$B$50])" office:value-type="float" office:value="2108444704" calcext:value-type="float">
                <text:p>2108444704</text:p>
              </table:table-cell>
              <table:table-cell/>
            </table:table-row>
          </table:table-row-group>
          <table:table-row table:style-name="ro1">
            <table:table-cell table:style-name="Result" office:value-type="string" calcext:value-type="string">
              <text:p>Gran Mín</text:p>
            </table:table-cell>
            <table:table-cell table:style-name="Result" table:formula="of:=SUBTOTAL(5;[.$B$2:.$B$51])" office:value-type="float" office:value="3802" calcext:value-type="float">
              <text:p>3802</text:p>
            </table:table-cell>
            <table:table-cell/>
          </table:table-row>
        </table:table-row-group>
        <table:table-row table:style-name="ro1">
          <table:table-cell table:style-name="Result" office:value-type="string" calcext:value-type="string">
            <text:p>Gran Promedio</text:p>
          </table:table-cell>
          <table:table-cell table:style-name="Result" table:formula="of:=SUBTOTAL(1;[.$B$2:.$B$52])" office:value-type="float" office:value="327314278.533333" calcext:value-type="float">
            <text:p>327314278,533333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>
            <draw:frame draw:z-index="0" draw:style-name="gr1" draw:text-style-name="P1" svg:width="15.999cm" svg:height="8.999cm" svg:x="0.152cm" svg:y="0.054cm">
              <draw:object draw:notify-on-update-of-ranges="ProductoVectorialS.A7:ProductoVectorialS.A49 ProductoVectorialS.B1:ProductoVectorialS.B1 ProductoVectorialS.B7:ProductoVectorialS.B4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</table:table-row>
      </table:table>
      <table:table table:name="ProductoVectorialP.2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<text:s/>cantidadProcesadores</text:p>
          </table:table-cell>
          <table:table-cell table:style-name="Default"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 table:display="false"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2" calcext:value-type="float">
                <text:p>2</text:p>
              </table:table-cell>
              <table:table-cell table:style-name="Default" office:value-type="float" office:value="5171" calcext:value-type="float">
                <text:p>5171</text:p>
              </table:table-cell>
              <table:table-cell office:value-type="float" office:value="0.005173" calcext:value-type="float">
                <text:p>0,005173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2" calcext:value-type="float">
                <text:p>2</text:p>
              </table:table-cell>
              <table:table-cell table:style-name="Default" office:value-type="float" office:value="1065" calcext:value-type="float">
                <text:p>1065</text:p>
              </table:table-cell>
              <table:table-cell office:value-type="float" office:value="0.001066" calcext:value-type="float">
                <text:p>0,001066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2" calcext:value-type="float">
                <text:p>2</text:p>
              </table:table-cell>
              <table:table-cell table:style-name="Default" office:value-type="float" office:value="5079" calcext:value-type="float">
                <text:p>5079</text:p>
              </table:table-cell>
              <table:table-cell office:value-type="float" office:value="0.005081" calcext:value-type="float">
                <text:p>0,00508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 Promedio</text:p>
            </table:table-cell>
            <table:table-cell/>
            <table:table-cell table:style-name="ce1" table:formula="of:=SUBTOTAL(1;[$'ProductoVectorialP.2'.$C$2:$'ProductoVectorialP.2'.$C$4])" office:value-type="float" office:value="3771.66666666667" calcext:value-type="float">
              <text:p>3772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14" calcext:value-type="float">
                <text:p>26014</text:p>
              </table:table-cell>
              <table:table-cell office:value-type="float" office:value="0.026014" calcext:value-type="float">
                <text:p>0,026014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54290" calcext:value-type="float">
                <text:p>54290</text:p>
              </table:table-cell>
              <table:table-cell office:value-type="float" office:value="0.054292" calcext:value-type="float">
                <text:p>0,054292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44" calcext:value-type="float">
                <text:p>26044</text:p>
              </table:table-cell>
              <table:table-cell office:value-type="float" office:value="0.026045" calcext:value-type="float">
                <text:p>0,02604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 Promedio</text:p>
            </table:table-cell>
            <table:table-cell/>
            <table:table-cell table:style-name="ce1" table:formula="of:=SUBTOTAL(1;[$'ProductoVectorialP.2'.$C$6:$'ProductoVectorialP.2'.$C$8])" office:value-type="float" office:value="35449.3333333333" calcext:value-type="float">
              <text:p>35449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33768" calcext:value-type="float">
                <text:p>133768</text:p>
              </table:table-cell>
              <table:table-cell office:value-type="float" office:value="0.13377" calcext:value-type="float">
                <text:p>0,13377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34039" calcext:value-type="float">
                <text:p>134039</text:p>
              </table:table-cell>
              <table:table-cell office:value-type="float" office:value="0.134039" calcext:value-type="float">
                <text:p>0,134039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34959" calcext:value-type="float">
                <text:p>134959</text:p>
              </table:table-cell>
              <table:table-cell office:value-type="float" office:value="0.134962" calcext:value-type="float">
                <text:p>0,134962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 Promedio</text:p>
            </table:table-cell>
            <table:table-cell/>
            <table:table-cell table:style-name="ce1" table:formula="of:=SUBTOTAL(1;[$'ProductoVectorialP.2'.$C$10:$'ProductoVectorialP.2'.$C$12])" office:value-type="float" office:value="134255.333333333" calcext:value-type="float">
              <text:p>134255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38285" calcext:value-type="float">
                <text:p>2638285</text:p>
              </table:table-cell>
              <table:table-cell office:value-type="float" office:value="2.63823" calcext:value-type="float">
                <text:p>2,63823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26097" calcext:value-type="float">
                <text:p>2626097</text:p>
              </table:table-cell>
              <table:table-cell office:value-type="float" office:value="2.626063" calcext:value-type="float">
                <text:p>2,626063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34416" calcext:value-type="float">
                <text:p>2634416</text:p>
              </table:table-cell>
              <table:table-cell office:value-type="float" office:value="2.634373" calcext:value-type="float">
                <text:p>2,634373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 Promedio</text:p>
            </table:table-cell>
            <table:table-cell/>
            <table:table-cell table:style-name="ce1" table:formula="of:=SUBTOTAL(1;[$'ProductoVectorialP.2'.$C$14:$'ProductoVectorialP.2'.$C$16])" office:value-type="float" office:value="2632932.66666667" calcext:value-type="float">
              <text:p>26329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0710362" calcext:value-type="float">
                <text:p>10710362</text:p>
              </table:table-cell>
              <table:table-cell office:value-type="float" office:value="10.710235" calcext:value-type="float">
                <text:p>10,710235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2716630" calcext:value-type="float">
                <text:p>12716630</text:p>
              </table:table-cell>
              <table:table-cell office:value-type="float" office:value="12.716496" calcext:value-type="float">
                <text:p>12,716496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2760654" calcext:value-type="float">
                <text:p>12760654</text:p>
              </table:table-cell>
              <table:table-cell office:value-type="float" office:value="12.760502" calcext:value-type="float">
                <text:p>12,760502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 Promedio</text:p>
            </table:table-cell>
            <table:table-cell/>
            <table:table-cell table:style-name="ce1" table:formula="of:=SUBTOTAL(1;[$'ProductoVectorialP.2'.$C$18:$'ProductoVectorialP.2'.$C$20])" office:value-type="float" office:value="12062548.6666667" calcext:value-type="float">
              <text:p>12062549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51256015" calcext:value-type="float">
                <text:p>51256015</text:p>
              </table:table-cell>
              <table:table-cell office:value-type="float" office:value="51.255593" calcext:value-type="float">
                <text:p>51,255593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51264121" calcext:value-type="float">
                <text:p>51264121</text:p>
              </table:table-cell>
              <table:table-cell office:value-type="float" office:value="51.263742" calcext:value-type="float">
                <text:p>51,263742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51347076" calcext:value-type="float">
                <text:p>51347076</text:p>
              </table:table-cell>
              <table:table-cell office:value-type="float" office:value="51.346626" calcext:value-type="float">
                <text:p>51,346626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200000 Promedio</text:p>
            </table:table-cell>
            <table:table-cell/>
            <table:table-cell table:style-name="ce1" table:formula="of:=SUBTOTAL(1;[$'ProductoVectorialP.2'.$C$22:$'ProductoVectorialP.2'.$C$24])" office:value-type="float" office:value="51289070.6666667" calcext:value-type="float">
              <text:p>51289071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15582898" calcext:value-type="float">
                <text:p>115582898</text:p>
              </table:table-cell>
              <table:table-cell office:value-type="float" office:value="115.581962" calcext:value-type="float">
                <text:p>115,581962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15503312" calcext:value-type="float">
                <text:p>115503312</text:p>
              </table:table-cell>
              <table:table-cell office:value-type="float" office:value="115.502331" calcext:value-type="float">
                <text:p>115,502331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15404380" calcext:value-type="float">
                <text:p>115404380</text:p>
              </table:table-cell>
              <table:table-cell office:value-type="float" office:value="115.403344" calcext:value-type="float">
                <text:p>115,403344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300000 Promedio</text:p>
            </table:table-cell>
            <table:table-cell/>
            <table:table-cell table:style-name="ce1" table:formula="of:=SUBTOTAL(1;[$'ProductoVectorialP.2'.$C$26:$'ProductoVectorialP.2'.$C$28])" office:value-type="float" office:value="115496863.333333" calcext:value-type="float">
              <text:p>11549686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5683652" calcext:value-type="float">
                <text:p>205683652</text:p>
              </table:table-cell>
              <table:table-cell office:value-type="float" office:value="205.682114" calcext:value-type="float">
                <text:p>205,682114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5659446" calcext:value-type="float">
                <text:p>205659446</text:p>
              </table:table-cell>
              <table:table-cell office:value-type="float" office:value="205.657841" calcext:value-type="float">
                <text:p>205,657841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5316987" calcext:value-type="float">
                <text:p>205316987</text:p>
              </table:table-cell>
              <table:table-cell office:value-type="float" office:value="205.315289" calcext:value-type="float">
                <text:p>205,315289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400000 Promedio</text:p>
            </table:table-cell>
            <table:table-cell/>
            <table:table-cell table:style-name="ce1" table:formula="of:=SUBTOTAL(1;[$'ProductoVectorialP.2'.$C$30:$'ProductoVectorialP.2'.$C$32])" office:value-type="float" office:value="205553361.666667" calcext:value-type="float">
              <text:p>205553362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322293831" calcext:value-type="float">
                <text:p>322293831</text:p>
              </table:table-cell>
              <table:table-cell office:value-type="float" office:value="322.291272" calcext:value-type="float">
                <text:p>322,291272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321506201" calcext:value-type="float">
                <text:p>321506201</text:p>
              </table:table-cell>
              <table:table-cell office:value-type="float" office:value="321.503716" calcext:value-type="float">
                <text:p>321,503716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321478588" calcext:value-type="float">
                <text:p>321478588</text:p>
              </table:table-cell>
              <table:table-cell office:value-type="float" office:value="321.475608" calcext:value-type="float">
                <text:p>321,47560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0 Promedio</text:p>
            </table:table-cell>
            <table:table-cell/>
            <table:table-cell table:style-name="ce1" table:formula="of:=SUBTOTAL(1;[$'ProductoVectorialP.2'.$C$34:$'ProductoVectorialP.2'.$C$36])" office:value-type="float" office:value="321759540" calcext:value-type="float">
              <text:p>321759540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301333196" calcext:value-type="float">
                <text:p>1301333196</text:p>
              </table:table-cell>
              <table:table-cell office:value-type="float" office:value="1301.314573" calcext:value-type="float">
                <text:p>1301,314573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301028141" calcext:value-type="float">
                <text:p>1301028141</text:p>
              </table:table-cell>
              <table:table-cell office:value-type="float" office:value="1301.011689" calcext:value-type="float">
                <text:p>1301,011689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304321928" calcext:value-type="float">
                <text:p>1304321928</text:p>
              </table:table-cell>
              <table:table-cell office:value-type="float" office:value="1304.303485" calcext:value-type="float">
                <text:p>1304,303485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0000 Promedio</text:p>
          </table:table-cell>
          <table:table-cell/>
          <table:table-cell table:style-name="ce1" table:formula="of:=SUBTOTAL(1;[$'ProductoVectorialP.2'.$C$38:$'ProductoVectorialP.2'.$C$40])" office:value-type="float" office:value="1302227755" calcext:value-type="float">
            <text:p>1302227755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/>
          <table:table-cell table:style-name="Result" table:formula="of:=SUBTOTAL(1;[$'ProductoVectorialP.2'.$C$2:$'ProductoVectorialP.2'.$C$40])" office:value-type="float" office:value="201119554.833333" calcext:value-type="float">
            <text:p>201119554,833333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>
            <draw:frame draw:z-index="0" draw:style-name="gr1" draw:text-style-name="P1" svg:width="15.999cm" svg:height="8.999cm" svg:x="0.057cm" svg:y="0cm">
              <draw:object draw:notify-on-update-of-ranges="'ProductoVectorialP.2'.A5:'ProductoVectorialP.2'.A41 'ProductoVectorialP.2'.C1:'ProductoVectorialP.2'.C1 'ProductoVectorialP.2'.C5:'ProductoVectorialP.2'.C4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/>
          <table:table-cell table:style-name="Default"/>
          <table:table-cell/>
        </table:table-row>
      </table:table>
      <table:table table:name="ProductoVectorialP.3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<text:s/>cantidadProcesadores</text:p>
          </table:table-cell>
          <table:table-cell table:style-name="Default"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 table:display="false"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3" calcext:value-type="float">
                <text:p>3</text:p>
              </table:table-cell>
              <table:table-cell table:style-name="Default" office:value-type="float" office:value="6026" calcext:value-type="float">
                <text:p>6026</text:p>
              </table:table-cell>
              <table:table-cell office:value-type="float" office:value="0.006028" calcext:value-type="float">
                <text:p>0,006028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3" calcext:value-type="float">
                <text:p>3</text:p>
              </table:table-cell>
              <table:table-cell table:style-name="Default" office:value-type="float" office:value="3753" calcext:value-type="float">
                <text:p>3753</text:p>
              </table:table-cell>
              <table:table-cell office:value-type="float" office:value="0.003755" calcext:value-type="float">
                <text:p>0,003755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3" calcext:value-type="float">
                <text:p>3</text:p>
              </table:table-cell>
              <table:table-cell table:style-name="Default" office:value-type="float" office:value="3494" calcext:value-type="float">
                <text:p>3494</text:p>
              </table:table-cell>
              <table:table-cell office:value-type="float" office:value="0.003495" calcext:value-type="float">
                <text:p>0,00349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 Promedio</text:p>
            </table:table-cell>
            <table:table-cell/>
            <table:table-cell table:style-name="ce1" table:formula="of:=SUBTOTAL(1;[$'ProductoVectorialP.3'.$C$2:$'ProductoVectorialP.3'.$C$4])" office:value-type="float" office:value="4424.33333333333" calcext:value-type="float">
              <text:p>4424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45129" calcext:value-type="float">
                <text:p>45129</text:p>
              </table:table-cell>
              <table:table-cell office:value-type="float" office:value="0.045124" calcext:value-type="float">
                <text:p>0,045124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36203" calcext:value-type="float">
                <text:p>36203</text:p>
              </table:table-cell>
              <table:table-cell office:value-type="float" office:value="0.036206" calcext:value-type="float">
                <text:p>0,036206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37727" calcext:value-type="float">
                <text:p>37727</text:p>
              </table:table-cell>
              <table:table-cell office:value-type="float" office:value="0.037722" calcext:value-type="float">
                <text:p>0,037722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 Promedio</text:p>
            </table:table-cell>
            <table:table-cell/>
            <table:table-cell table:style-name="ce1" table:formula="of:=SUBTOTAL(1;[$'ProductoVectorialP.3'.$C$6:$'ProductoVectorialP.3'.$C$8])" office:value-type="float" office:value="39686.3333333333" calcext:value-type="float">
              <text:p>39686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3575" calcext:value-type="float">
                <text:p>73575</text:p>
              </table:table-cell>
              <table:table-cell office:value-type="float" office:value="0.073571" calcext:value-type="float">
                <text:p>0,073571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22328" calcext:value-type="float">
                <text:p>122328</text:p>
              </table:table-cell>
              <table:table-cell office:value-type="float" office:value="0.122326" calcext:value-type="float">
                <text:p>0,122326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92624" calcext:value-type="float">
                <text:p>92624</text:p>
              </table:table-cell>
              <table:table-cell office:value-type="float" office:value="0.092618" calcext:value-type="float">
                <text:p>0,09261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 Promedio</text:p>
            </table:table-cell>
            <table:table-cell/>
            <table:table-cell table:style-name="ce1" table:formula="of:=SUBTOTAL(1;[$'ProductoVectorialP.3'.$C$10:$'ProductoVectorialP.3'.$C$12])" office:value-type="float" office:value="96175.6666666667" calcext:value-type="float">
              <text:p>96176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757969" calcext:value-type="float">
                <text:p>1757969</text:p>
              </table:table-cell>
              <table:table-cell office:value-type="float" office:value="1.757959" calcext:value-type="float">
                <text:p>1,757959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802741" calcext:value-type="float">
                <text:p>1802741</text:p>
              </table:table-cell>
              <table:table-cell office:value-type="float" office:value="1.802706" calcext:value-type="float">
                <text:p>1,802706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844670" calcext:value-type="float">
                <text:p>1844670</text:p>
              </table:table-cell>
              <table:table-cell office:value-type="float" office:value="1.844631" calcext:value-type="float">
                <text:p>1,84463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 Promedio</text:p>
            </table:table-cell>
            <table:table-cell/>
            <table:table-cell table:style-name="ce1" table:formula="of:=SUBTOTAL(1;[$'ProductoVectorialP.3'.$C$14:$'ProductoVectorialP.3'.$C$16])" office:value-type="float" office:value="1801793.33333333" calcext:value-type="float">
              <text:p>180179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544897" calcext:value-type="float">
                <text:p>7544897</text:p>
              </table:table-cell>
              <table:table-cell office:value-type="float" office:value="7.544806" calcext:value-type="float">
                <text:p>7,544806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690327" calcext:value-type="float">
                <text:p>8690327</text:p>
              </table:table-cell>
              <table:table-cell office:value-type="float" office:value="8.690242" calcext:value-type="float">
                <text:p>8,690242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9748653" calcext:value-type="float">
                <text:p>9748653</text:p>
              </table:table-cell>
              <table:table-cell office:value-type="float" office:value="9.74857" calcext:value-type="float">
                <text:p>9,74857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 Promedio</text:p>
            </table:table-cell>
            <table:table-cell/>
            <table:table-cell table:style-name="ce1" table:formula="of:=SUBTOTAL(1;[$'ProductoVectorialP.3'.$C$18:$'ProductoVectorialP.3'.$C$20])" office:value-type="float" office:value="8661292.33333333" calcext:value-type="float">
              <text:p>8661292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39293750" calcext:value-type="float">
                <text:p>39293750</text:p>
              </table:table-cell>
              <table:table-cell office:value-type="float" office:value="39.29344" calcext:value-type="float">
                <text:p>39,29344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39270805" calcext:value-type="float">
                <text:p>39270805</text:p>
              </table:table-cell>
              <table:table-cell office:value-type="float" office:value="39.270517" calcext:value-type="float">
                <text:p>39,270517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39115282" calcext:value-type="float">
                <text:p>39115282</text:p>
              </table:table-cell>
              <table:table-cell office:value-type="float" office:value="39.114942" calcext:value-type="float">
                <text:p>39,114942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200000 Promedio</text:p>
            </table:table-cell>
            <table:table-cell/>
            <table:table-cell table:style-name="ce1" table:formula="of:=SUBTOTAL(1;[$'ProductoVectorialP.3'.$C$22:$'ProductoVectorialP.3'.$C$24])" office:value-type="float" office:value="39226612.3333333" calcext:value-type="float">
              <text:p>39226612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8957395" calcext:value-type="float">
                <text:p>88957395</text:p>
              </table:table-cell>
              <table:table-cell office:value-type="float" office:value="88.956603" calcext:value-type="float">
                <text:p>88,956603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8879334" calcext:value-type="float">
                <text:p>88879334</text:p>
              </table:table-cell>
              <table:table-cell office:value-type="float" office:value="88.878779" calcext:value-type="float">
                <text:p>88,878779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8165707" calcext:value-type="float">
                <text:p>88165707</text:p>
              </table:table-cell>
              <table:table-cell office:value-type="float" office:value="88.164986" calcext:value-type="float">
                <text:p>88,164986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300000 Promedio</text:p>
            </table:table-cell>
            <table:table-cell/>
            <table:table-cell table:style-name="ce1" table:formula="of:=SUBTOTAL(1;[$'ProductoVectorialP.3'.$C$26:$'ProductoVectorialP.3'.$C$28])" office:value-type="float" office:value="88667478.6666667" calcext:value-type="float">
              <text:p>88667479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57025409" calcext:value-type="float">
                <text:p>157025409</text:p>
              </table:table-cell>
              <table:table-cell office:value-type="float" office:value="157.024106" calcext:value-type="float">
                <text:p>157,024106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57176877" calcext:value-type="float">
                <text:p>157176877</text:p>
              </table:table-cell>
              <table:table-cell office:value-type="float" office:value="157.175686" calcext:value-type="float">
                <text:p>157,175686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57625351" calcext:value-type="float">
                <text:p>157625351</text:p>
              </table:table-cell>
              <table:table-cell office:value-type="float" office:value="157.624351" calcext:value-type="float">
                <text:p>157,62435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400000 Promedio</text:p>
            </table:table-cell>
            <table:table-cell/>
            <table:table-cell table:style-name="ce1" table:formula="of:=SUBTOTAL(1;[$'ProductoVectorialP.3'.$C$30:$'ProductoVectorialP.3'.$C$32])" office:value-type="float" office:value="157275879" calcext:value-type="float">
              <text:p>157275879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246574170" calcext:value-type="float">
                <text:p>246574170</text:p>
              </table:table-cell>
              <table:table-cell office:value-type="float" office:value="246.572285" calcext:value-type="float">
                <text:p>246,572285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246097865" calcext:value-type="float">
                <text:p>246097865</text:p>
              </table:table-cell>
              <table:table-cell office:value-type="float" office:value="246.096184" calcext:value-type="float">
                <text:p>246,096184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246481220" calcext:value-type="float">
                <text:p>246481220</text:p>
              </table:table-cell>
              <table:table-cell office:value-type="float" office:value="246.47921" calcext:value-type="float">
                <text:p>246,4792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0 Promedio</text:p>
            </table:table-cell>
            <table:table-cell/>
            <table:table-cell table:style-name="ce1" table:formula="of:=SUBTOTAL(1;[$'ProductoVectorialP.3'.$C$34:$'ProductoVectorialP.3'.$C$36])" office:value-type="float" office:value="246384418.333333" calcext:value-type="float">
              <text:p>246384418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009601487" calcext:value-type="float">
                <text:p>1009601487</text:p>
              </table:table-cell>
              <table:table-cell office:value-type="float" office:value="1009.59068" calcext:value-type="float">
                <text:p>1009,59068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010076867" calcext:value-type="float">
                <text:p>1010076867</text:p>
              </table:table-cell>
              <table:table-cell office:value-type="float" office:value="1010.066039" calcext:value-type="float">
                <text:p>1010,066039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008221157" calcext:value-type="float">
                <text:p>1008221157</text:p>
              </table:table-cell>
              <table:table-cell office:value-type="float" office:value="1008.208306" calcext:value-type="float">
                <text:p>1008,208306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0000 Promedio</text:p>
          </table:table-cell>
          <table:table-cell/>
          <table:table-cell table:style-name="ce1" table:formula="of:=SUBTOTAL(1;[$'ProductoVectorialP.3'.$C$38:$'ProductoVectorialP.3'.$C$40])" office:value-type="float" office:value="1009299837" calcext:value-type="float">
            <text:p>1009299837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/>
          <table:table-cell table:style-name="ce1" table:formula="of:=SUBTOTAL(1;[$'ProductoVectorialP.3'.$C$2:$'ProductoVectorialP.3'.$C$40])" office:value-type="float" office:value="155145759.733333" calcext:value-type="float">
            <text:p>15514576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>
            <draw:frame draw:z-index="0" draw:style-name="gr1" draw:text-style-name="P1" svg:width="15.999cm" svg:height="8.999cm" svg:x="0cm" svg:y="0.029cm">
              <draw:object draw:notify-on-update-of-ranges="'ProductoVectorialP.3'.A5:'ProductoVectorialP.3'.A41 'ProductoVectorialP.3'.C1:'ProductoVectorialP.3'.C1 'ProductoVectorialP.3'.C5:'ProductoVectorialP.3'.C4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/>
          <table:table-cell table:style-name="Default"/>
          <table:table-cell/>
        </table:table-row>
      </table:table>
      <table:table table:name="ProductoVectorialP.4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<text:s/>cantidadProcesadores</text:p>
          </table:table-cell>
          <table:table-cell table:style-name="Default"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 table:display="false"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4777" calcext:value-type="float">
                <text:p>4777</text:p>
              </table:table-cell>
              <table:table-cell office:value-type="float" office:value="0.004779" calcext:value-type="float">
                <text:p>0,004779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542" calcext:value-type="float">
                <text:p>542</text:p>
              </table:table-cell>
              <table:table-cell office:value-type="float" office:value="0.000542" calcext:value-type="float">
                <text:p>0,000542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526" calcext:value-type="float">
                <text:p>2526</text:p>
              </table:table-cell>
              <table:table-cell office:value-type="float" office:value="0.002527" calcext:value-type="float">
                <text:p>0,002527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 Promedio</text:p>
            </table:table-cell>
            <table:table-cell/>
            <table:table-cell table:style-name="ce1" table:formula="of:=SUBTOTAL(1;[$'ProductoVectorialP.4'.$C$2:$'ProductoVectorialP.4'.$C$4])" office:value-type="float" office:value="2615" calcext:value-type="float">
              <text:p>2615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8760" calcext:value-type="float">
                <text:p>28760</text:p>
              </table:table-cell>
              <table:table-cell office:value-type="float" office:value="0.028763" calcext:value-type="float">
                <text:p>0,028763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57192" calcext:value-type="float">
                <text:p>57192</text:p>
              </table:table-cell>
              <table:table-cell office:value-type="float" office:value="0.057194" calcext:value-type="float">
                <text:p>0,057194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40739" calcext:value-type="float">
                <text:p>40739</text:p>
              </table:table-cell>
              <table:table-cell office:value-type="float" office:value="0.04072" calcext:value-type="float">
                <text:p>0,04072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 Promedio</text:p>
            </table:table-cell>
            <table:table-cell/>
            <table:table-cell table:style-name="ce1" table:formula="of:=SUBTOTAL(1;[$'ProductoVectorialP.4'.$C$6:$'ProductoVectorialP.4'.$C$8])" office:value-type="float" office:value="42230.3333333333" calcext:value-type="float">
              <text:p>42230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73608" calcext:value-type="float">
                <text:p>73608</text:p>
              </table:table-cell>
              <table:table-cell office:value-type="float" office:value="0.073592" calcext:value-type="float">
                <text:p>0,073592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79988" calcext:value-type="float">
                <text:p>79988</text:p>
              </table:table-cell>
              <table:table-cell office:value-type="float" office:value="0.079984" calcext:value-type="float">
                <text:p>0,079984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6026" calcext:value-type="float">
                <text:p>96026</text:p>
              </table:table-cell>
              <table:table-cell office:value-type="float" office:value="0.096028" calcext:value-type="float">
                <text:p>0,09602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 Promedio</text:p>
            </table:table-cell>
            <table:table-cell/>
            <table:table-cell table:style-name="ce1" table:formula="of:=SUBTOTAL(1;[$'ProductoVectorialP.4'.$C$10:$'ProductoVectorialP.4'.$C$12])" office:value-type="float" office:value="83207.3333333333" calcext:value-type="float">
              <text:p>8320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363075" calcext:value-type="float">
                <text:p>1363075</text:p>
              </table:table-cell>
              <table:table-cell office:value-type="float" office:value="1.363067" calcext:value-type="float">
                <text:p>1,363067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450211" calcext:value-type="float">
                <text:p>1450211</text:p>
              </table:table-cell>
              <table:table-cell office:value-type="float" office:value="1.450184" calcext:value-type="float">
                <text:p>1,450184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471567" calcext:value-type="float">
                <text:p>1471567</text:p>
              </table:table-cell>
              <table:table-cell office:value-type="float" office:value="1.471555" calcext:value-type="float">
                <text:p>1,47155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 Promedio</text:p>
            </table:table-cell>
            <table:table-cell/>
            <table:table-cell table:style-name="ce1" table:formula="of:=SUBTOTAL(1;[$'ProductoVectorialP.4'.$C$14:$'ProductoVectorialP.4'.$C$16])" office:value-type="float" office:value="1428284.33333333" calcext:value-type="float">
              <text:p>1428284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5890682" calcext:value-type="float">
                <text:p>5890682</text:p>
              </table:table-cell>
              <table:table-cell office:value-type="float" office:value="5.890511" calcext:value-type="float">
                <text:p>5,890511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7007723" calcext:value-type="float">
                <text:p>7007723</text:p>
              </table:table-cell>
              <table:table-cell office:value-type="float" office:value="7.007565" calcext:value-type="float">
                <text:p>7,007565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200051" calcext:value-type="float">
                <text:p>8200051</text:p>
              </table:table-cell>
              <table:table-cell office:value-type="float" office:value="8.19986" calcext:value-type="float">
                <text:p>8,19986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 Promedio</text:p>
            </table:table-cell>
            <table:table-cell/>
            <table:table-cell table:style-name="ce1" table:formula="of:=SUBTOTAL(1;[$'ProductoVectorialP.4'.$C$18:$'ProductoVectorialP.4'.$C$20])" office:value-type="float" office:value="7032818.66666667" calcext:value-type="float">
              <text:p>7032819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2843026" calcext:value-type="float">
                <text:p>32843026</text:p>
              </table:table-cell>
              <table:table-cell office:value-type="float" office:value="32.842746" calcext:value-type="float">
                <text:p>32,842746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2865673" calcext:value-type="float">
                <text:p>32865673</text:p>
              </table:table-cell>
              <table:table-cell office:value-type="float" office:value="32.865244" calcext:value-type="float">
                <text:p>32,865244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2787135" calcext:value-type="float">
                <text:p>32787135</text:p>
              </table:table-cell>
              <table:table-cell office:value-type="float" office:value="32.78685" calcext:value-type="float">
                <text:p>32,7868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200000 Promedio</text:p>
            </table:table-cell>
            <table:table-cell/>
            <table:table-cell table:style-name="ce1" table:formula="of:=SUBTOTAL(1;[$'ProductoVectorialP.4'.$C$22:$'ProductoVectorialP.4'.$C$24])" office:value-type="float" office:value="32831944.6666667" calcext:value-type="float">
              <text:p>32831945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73831791" calcext:value-type="float">
                <text:p>73831791</text:p>
              </table:table-cell>
              <table:table-cell office:value-type="float" office:value="73.830154" calcext:value-type="float">
                <text:p>73,830154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73868696" calcext:value-type="float">
                <text:p>73868696</text:p>
              </table:table-cell>
              <table:table-cell office:value-type="float" office:value="73.867948" calcext:value-type="float">
                <text:p>73,867948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73894504" calcext:value-type="float">
                <text:p>73894504</text:p>
              </table:table-cell>
              <table:table-cell office:value-type="float" office:value="73.893821" calcext:value-type="float">
                <text:p>73,89382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300000 Promedio</text:p>
            </table:table-cell>
            <table:table-cell/>
            <table:table-cell table:style-name="ce1" table:formula="of:=SUBTOTAL(1;[$'ProductoVectorialP.4'.$C$26:$'ProductoVectorialP.4'.$C$28])" office:value-type="float" office:value="73864997" calcext:value-type="float">
              <text:p>7386499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31955023" calcext:value-type="float">
                <text:p>131955023</text:p>
              </table:table-cell>
              <table:table-cell office:value-type="float" office:value="131.953467" calcext:value-type="float">
                <text:p>131,953467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32492763" calcext:value-type="float">
                <text:p>132492763</text:p>
              </table:table-cell>
              <table:table-cell office:value-type="float" office:value="132.490181" calcext:value-type="float">
                <text:p>132,490181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32099572" calcext:value-type="float">
                <text:p>132099572</text:p>
              </table:table-cell>
              <table:table-cell office:value-type="float" office:value="132.098153" calcext:value-type="float">
                <text:p>132,098153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400000 Promedio</text:p>
            </table:table-cell>
            <table:table-cell/>
            <table:table-cell table:style-name="ce1" table:formula="of:=SUBTOTAL(1;[$'ProductoVectorialP.4'.$C$30:$'ProductoVectorialP.4'.$C$32])" office:value-type="float" office:value="132182452.666667" calcext:value-type="float">
              <text:p>13218245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08450152" calcext:value-type="float">
                <text:p>208450152</text:p>
              </table:table-cell>
              <table:table-cell office:value-type="float" office:value="208.447372" calcext:value-type="float">
                <text:p>208,447372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07688153" calcext:value-type="float">
                <text:p>207688153</text:p>
              </table:table-cell>
              <table:table-cell office:value-type="float" office:value="207.685605" calcext:value-type="float">
                <text:p>207,685605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08625895" calcext:value-type="float">
                <text:p>208625895</text:p>
              </table:table-cell>
              <table:table-cell office:value-type="float" office:value="208.623178" calcext:value-type="float">
                <text:p>208,62317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0 Promedio</text:p>
            </table:table-cell>
            <table:table-cell/>
            <table:table-cell table:style-name="ce1" table:formula="of:=SUBTOTAL(1;[$'ProductoVectorialP.4'.$C$34:$'ProductoVectorialP.4'.$C$36])" office:value-type="float" office:value="208254733.333333" calcext:value-type="float">
              <text:p>2082547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50788177" calcext:value-type="float">
                <text:p>850788177</text:p>
              </table:table-cell>
              <table:table-cell office:value-type="float" office:value="850.764355" calcext:value-type="float">
                <text:p>850,764355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45022534" calcext:value-type="float">
                <text:p>845022534</text:p>
              </table:table-cell>
              <table:table-cell office:value-type="float" office:value="844.999023" calcext:value-type="float">
                <text:p>844,999023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51534673" calcext:value-type="float">
                <text:p>851534673</text:p>
              </table:table-cell>
              <table:table-cell office:value-type="float" office:value="851.52179" calcext:value-type="float">
                <text:p>851,52179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0000 Promedio</text:p>
          </table:table-cell>
          <table:table-cell/>
          <table:table-cell table:style-name="ce1" table:formula="of:=SUBTOTAL(1;[$'ProductoVectorialP.4'.$C$38:$'ProductoVectorialP.4'.$C$40])" office:value-type="float" office:value="849115128" calcext:value-type="float">
            <text:p>849115128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/>
          <table:table-cell table:style-name="ce1" table:formula="of:=SUBTOTAL(1;[$'ProductoVectorialP.4'.$C$2:$'ProductoVectorialP.4'.$C$40])" office:value-type="float" office:value="130483841.133333" calcext:value-type="float">
            <text:p>130483841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>
            <draw:frame draw:z-index="0" draw:style-name="gr1" draw:text-style-name="P1" svg:width="15.999cm" svg:height="8.999cm" svg:x="0cm" svg:y="0cm">
              <draw:object draw:notify-on-update-of-ranges="'ProductoVectorialP.4'.A5:'ProductoVectorialP.4'.A41 'ProductoVectorialP.4'.C1:'ProductoVectorialP.4'.C1 'ProductoVectorialP.4'.C5:'ProductoVectorialP.4'.C4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/>
          <table:table-cell table:style-name="Default"/>
          <table:table-cell/>
        </table:table-row>
      </table:table>
      <table:table table:name="Hoja3" table:style-name="ta1">
        <table:shapes>
          <draw:frame draw:z-index="2" draw:style-name="gr1" draw:text-style-name="P1" svg:width="15.997cm" svg:height="9.005cm" svg:x="19.934cm" svg:y="25.339cm">
            <draw:object draw:notify-on-update-of-ranges="Hoja3.A11:Hoja3.A20 Hoja3.A11:Hoja3.A20 Hoja3.F10:Hoja3.F10 Hoja3.F11:Hoja3.F20 Hoja3.A11:Hoja3.A20 Hoja3.B10:Hoja3.B10 Hoja3.B11:Hoja3.B2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4" draw:style-name="gr1" draw:text-style-name="P1" svg:width="15.999cm" svg:height="8.999cm" svg:x="37.891cm" svg:y="11.308cm">
            <draw:object draw:notify-on-update-of-ranges="Hoja3.H11:Hoja3.H11 Hoja3.H12:Hoja3.H12 Hoja3.H13:Hoja3.H13 Hoja3.H14:Hoja3.H14 Hoja3.H15:Hoja3.H15 Hoja3.H16:Hoja3.H16 Hoja3.H17:Hoja3.H17 Hoja3.H18:Hoja3.H18 Hoja3.H19:Hoja3.H19 Hoja3.H20:Hoja3.H2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<text:s/>cantidadProceso</text:p>
          </table:table-cell>
          <table:table-cell office:value-type="string" calcext:value-type="string">
            <text:p>microsegundosEjec</text:p>
          </table:table-cell>
          <table:table-cell table:number-columns-repeated="15"/>
        </table:table-row>
        <table:table-row-group>
          <table:table-row-group>
            <table:table-row table:style-name="ro1">
              <table:table-cell office:value-type="string" calcext:value-type="string">
                <text:p>1000...1000000</text:p>
              </table:table-cell>
              <table:table-cell office:value-type="string" calcext:value-type="string">
                <text:p>Paralela</text:p>
              </table:table-cell>
              <table:table-cell office:value-type="float" office:value="2" calcext:value-type="float">
                <text:p>2</text:p>
              </table:table-cell>
              <table:table-cell table:style-name="ce2" table:formula="of:=[.$C$21]" office:value-type="float" office:value="201119554.833333" calcext:value-type="float">
                <text:p>201119555</text:p>
              </table:table-cell>
              <table:table-cell table:number-columns-repeated="15"/>
            </table:table-row>
            <table:table-row table:style-name="ro1">
              <table:table-cell office:value-type="string" calcext:value-type="string">
                <text:p>1000...1000000</text:p>
              </table:table-cell>
              <table:table-cell office:value-type="string" calcext:value-type="string">
                <text:p>Paralela</text:p>
              </table:table-cell>
              <table:table-cell office:value-type="float" office:value="3" calcext:value-type="float">
                <text:p>3</text:p>
              </table:table-cell>
              <table:table-cell table:style-name="ce2" table:formula="of:=[.$D$21]" office:value-type="float" office:value="155145759.733333" calcext:value-type="float">
                <text:p>155145760</text:p>
              </table:table-cell>
              <table:table-cell table:number-columns-repeated="15"/>
            </table:table-row>
            <table:table-row table:style-name="ro1">
              <table:table-cell office:value-type="string" calcext:value-type="string">
                <text:p>1000...1000000</text:p>
              </table:table-cell>
              <table:table-cell office:value-type="string" calcext:value-type="string">
                <text:p>Paralela</text:p>
              </table:table-cell>
              <table:table-cell office:value-type="float" office:value="4" calcext:value-type="float">
                <text:p>4</text:p>
              </table:table-cell>
              <table:table-cell table:style-name="ce2" table:formula="of:=[.$E$21]" office:value-type="float" office:value="130483841.133333" calcext:value-type="float">
                <text:p>130483841</text:p>
              </table:table-cell>
              <table:table-cell table:number-columns-repeated="15"/>
            </table:table-row>
          </table:table-row-group>
          <table:table-row table:style-name="ro1">
            <table:table-cell/>
            <table:table-cell table:style-name="Result" office:value-type="string" calcext:value-type="string">
              <text:p>Paralela Promedio</text:p>
            </table:table-cell>
            <table:table-cell/>
            <table:table-cell table:style-name="ce1" table:formula="of:=SUBTOTAL(1;[.$D$2:.$D$4])" office:value-type="float" office:value="162249718.566667" calcext:value-type="float">
              <text:p>162249719</text:p>
            </table:table-cell>
            <table:table-cell table:number-columns-repeated="15"/>
          </table:table-row>
          <table:table-row-group>
            <table:table-row table:style-name="ro1">
              <table:table-cell office:value-type="string" calcext:value-type="string">
                <text:p>1000...1000000</text:p>
              </table:table-cell>
              <table:table-cell office:value-type="string" calcext:value-type="string">
                <text:p>Secuencial</text:p>
              </table:table-cell>
              <table:table-cell office:value-type="float" office:value="1" calcext:value-type="float">
                <text:p>1</text:p>
              </table:table-cell>
              <table:table-cell table:style-name="ce2" table:formula="of:=[.$B$21]" office:value-type="float" office:value="327314278.533333" calcext:value-type="float">
                <text:p>327314279</text:p>
              </table:table-cell>
              <table:table-cell table:number-columns-repeated="15"/>
            </table:table-row>
          </table:table-row-group>
        </table:table-row-group>
        <table:table-row table:style-name="ro1">
          <table:table-cell/>
          <table:table-cell table:style-name="Result" office:value-type="string" calcext:value-type="string">
            <text:p>Secuencial Promedio</text:p>
          </table:table-cell>
          <table:table-cell/>
          <table:table-cell table:style-name="ce1" table:formula="of:=SUBTOTAL(1;[.$D$6:.$D$6])" office:value-type="float" office:value="327314278.533333" calcext:value-type="float">
            <text:p>327314279</text:p>
          </table:table-cell>
          <table:table-cell table:number-columns-repeated="15"/>
        </table:table-row>
        <table:table-row table:style-name="ro1">
          <table:table-cell/>
          <table:table-cell table:style-name="Result" office:value-type="string" calcext:value-type="string">
            <text:p>Gran Promedio</text:p>
          </table:table-cell>
          <table:table-cell/>
          <table:table-cell table:style-name="ce1" table:formula="of:=SUBTOTAL(1;[.$D$2:.$D$6])" office:value-type="float" office:value="203515858.558333" calcext:value-type="float">
            <text:p>203515859</text:p>
          </table:table-cell>
          <table:table-cell table:number-columns-repeated="15"/>
        </table:table-row>
        <table:table-row table:style-name="ro1">
          <table:table-cell/>
          <table:table-cell table:style-name="ce3"/>
          <table:table-cell table:number-columns-repeated="17"/>
        </table:table-row>
        <table:table-row table:style-name="ro1">
          <table:table-cell office:value-type="string" calcext:value-type="string">
            <text:p>cantidadElementos</text:p>
          </table:table-cell>
          <table:table-cell table:style-name="ce3" office:value-type="string" calcext:value-type="string">
            <text:p>Secuenci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lelo</text:p>
          </table:table-cell>
          <table:table-cell/>
          <table:table-cell office:value-type="string" calcext:value-type="string">
            <text:p>cantidadElementos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peedUp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edUp 2</text:p>
          </table:table-cell>
          <table:table-cell office:value-type="string" calcext:value-type="string">
            <text:p>Eficiencia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Up 3</text:p>
          </table:table-cell>
          <table:table-cell office:value-type="string" calcext:value-type="string">
            <text:p>Eficiencia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Up 4</text:p>
          </table:table-cell>
          <table:table-cell office:value-type="string" calcext:value-type="string">
            <text:p>Eficiencia 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office:value-type="float" office:value="4121" calcext:value-type="float">
            <text:p>4121</text:p>
          </table:table-cell>
          <table:table-cell table:style-name="ce2" office:value-type="float" office:value="3771.66666666667" calcext:value-type="float">
            <text:p>3772</text:p>
          </table:table-cell>
          <table:table-cell table:style-name="ce2" office:value-type="float" office:value="4424.33333333333" calcext:value-type="float">
            <text:p>4424</text:p>
          </table:table-cell>
          <table:table-cell table:style-name="ce2" office:value-type="float" office:value="2615" calcext:value-type="float">
            <text:p>2615</text:p>
          </table:table-cell>
          <table:table-cell table:style-name="ce2" table:formula="of:=AVERAGE([.C11:.E11])" office:value-type="float" office:value="3603.66666666667" calcext:value-type="float">
            <text:p>3604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$ProductoVectorialS.B5]" office:value-type="float" office:value="3802" calcext:value-type="float">
            <text:p>3802</text:p>
          </table:table-cell>
          <table:table-cell table:formula="of:=[.I11]/[.I11]" office:value-type="float" office:value="1" calcext:value-type="float">
            <text:p>1</text:p>
          </table:table-cell>
          <table:table-cell table:style-name="ce2" office:value-type="float" office:value="3771.66666666667" calcext:value-type="float">
            <text:p>3772</text:p>
          </table:table-cell>
          <table:table-cell table:style-name="ce7" table:formula="of:=[.I11]/[.K11]" office:value-type="float" office:value="1.00804242156429" calcext:value-type="float">
            <text:p>1,008</text:p>
          </table:table-cell>
          <table:table-cell table:style-name="ce7" table:formula="of:=[.L11]/[.$K$10]" office:value-type="float" office:value="0.504021210782147" calcext:value-type="float">
            <text:p>0,504</text:p>
          </table:table-cell>
          <table:table-cell table:style-name="ce2" office:value-type="float" office:value="4424.33333333333" calcext:value-type="float">
            <text:p>4424</text:p>
          </table:table-cell>
          <table:table-cell table:style-name="ce7" table:formula="of:=[.I11]/[.N11]" office:value-type="float" office:value="0.859338506743013" calcext:value-type="float">
            <text:p>0,859</text:p>
          </table:table-cell>
          <table:table-cell table:style-name="ce7" table:formula="of:=[.O11]/[.$N$10]" office:value-type="float" office:value="0.286446168914338" calcext:value-type="float">
            <text:p>0,286</text:p>
          </table:table-cell>
          <table:table-cell table:style-name="ce2" office:value-type="float" office:value="2615" calcext:value-type="float">
            <text:p>2615</text:p>
          </table:table-cell>
          <table:table-cell table:style-name="ce7" table:formula="of:=[.I11]/[.Q11]" office:value-type="float" office:value="1.45391969407266" calcext:value-type="float">
            <text:p>1,454</text:p>
          </table:table-cell>
          <table:table-cell table:style-name="ce7" table:formula="of:=[.R11]/[.$Q$10]" office:value-type="float" office:value="0.363479923518164" calcext:value-type="float">
            <text:p>0,36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" office:value-type="float" office:value="59069.3333333333" calcext:value-type="float">
            <text:p>59069</text:p>
          </table:table-cell>
          <table:table-cell table:style-name="ce2" office:value-type="float" office:value="35449.3333333333" calcext:value-type="float">
            <text:p>35449</text:p>
          </table:table-cell>
          <table:table-cell table:style-name="ce2" office:value-type="float" office:value="39686.3333333333" calcext:value-type="float">
            <text:p>39686</text:p>
          </table:table-cell>
          <table:table-cell table:style-name="ce2" office:value-type="float" office:value="42230.3333333333" calcext:value-type="float">
            <text:p>42230</text:p>
          </table:table-cell>
          <table:table-cell table:style-name="ce2" table:formula="of:=AVERAGE([.C12:.E12])" office:value-type="float" office:value="39122" calcext:value-type="float">
            <text:p>39122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[$ProductoVectorialS.B10]" office:value-type="float" office:value="51685" calcext:value-type="float">
            <text:p>51685</text:p>
          </table:table-cell>
          <table:table-cell table:formula="of:=[.I12]/[.I12]" office:value-type="float" office:value="1" calcext:value-type="float">
            <text:p>1</text:p>
          </table:table-cell>
          <table:table-cell table:style-name="ce2" office:value-type="float" office:value="35449.3333333333" calcext:value-type="float">
            <text:p>35449</text:p>
          </table:table-cell>
          <table:table-cell table:style-name="ce7" table:formula="of:=[.I12]/[.K12]" office:value-type="float" office:value="1.45799638921277" calcext:value-type="float">
            <text:p>1,458</text:p>
          </table:table-cell>
          <table:table-cell table:style-name="ce7" table:formula="of:=[.L12]/[.$K$10]" office:value-type="float" office:value="0.728998194606387" calcext:value-type="float">
            <text:p>0,729</text:p>
          </table:table-cell>
          <table:table-cell table:style-name="ce2" office:value-type="float" office:value="39686.3333333333" calcext:value-type="float">
            <text:p>39686</text:p>
          </table:table-cell>
          <table:table-cell table:style-name="ce7" table:formula="of:=[.I12]/[.N12]" office:value-type="float" office:value="1.30233749653533" calcext:value-type="float">
            <text:p>1,302</text:p>
          </table:table-cell>
          <table:table-cell table:style-name="ce7" table:formula="of:=[.O12]/[.$N$10]" office:value-type="float" office:value="0.434112498845111" calcext:value-type="float">
            <text:p>0,434</text:p>
          </table:table-cell>
          <table:table-cell table:style-name="ce2" office:value-type="float" office:value="42230.3333333333" calcext:value-type="float">
            <text:p>42230</text:p>
          </table:table-cell>
          <table:table-cell table:style-name="ce7" table:formula="of:=[.I12]/[.Q12]" office:value-type="float" office:value="1.22388330662794" calcext:value-type="float">
            <text:p>1,224</text:p>
          </table:table-cell>
          <table:table-cell table:style-name="ce7" table:formula="of:=[.R12]/[.$Q$10]" office:value-type="float" office:value="0.305970826656985" calcext:value-type="float">
            <text:p>0,30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2" office:value-type="float" office:value="208949" calcext:value-type="float">
            <text:p>208949</text:p>
          </table:table-cell>
          <table:table-cell table:style-name="ce2" office:value-type="float" office:value="134255.333333333" calcext:value-type="float">
            <text:p>134255</text:p>
          </table:table-cell>
          <table:table-cell table:style-name="ce2" office:value-type="float" office:value="96175.6666666667" calcext:value-type="float">
            <text:p>96176</text:p>
          </table:table-cell>
          <table:table-cell table:style-name="ce2" office:value-type="float" office:value="83207.3333333333" calcext:value-type="float">
            <text:p>83207</text:p>
          </table:table-cell>
          <table:table-cell table:style-name="ce2" table:formula="of:=AVERAGE([.C13:.E13])" office:value-type="float" office:value="104546.111111111" calcext:value-type="float">
            <text:p>104546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[$ProductoVectorialS.B15]" office:value-type="float" office:value="206988" calcext:value-type="float">
            <text:p>206988</text:p>
          </table:table-cell>
          <table:table-cell table:formula="of:=[.I13]/[.I13]" office:value-type="float" office:value="1" calcext:value-type="float">
            <text:p>1</text:p>
          </table:table-cell>
          <table:table-cell table:style-name="ce2" office:value-type="float" office:value="134255.333333333" calcext:value-type="float">
            <text:p>134255</text:p>
          </table:table-cell>
          <table:table-cell table:style-name="ce7" table:formula="of:=[.I13]/[.K13]" office:value-type="float" office:value="1.5417488069996" calcext:value-type="float">
            <text:p>1,542</text:p>
          </table:table-cell>
          <table:table-cell table:style-name="ce7" table:formula="of:=[.L13]/[.$K$10]" office:value-type="float" office:value="0.770874403499801" calcext:value-type="float">
            <text:p>0,771</text:p>
          </table:table-cell>
          <table:table-cell table:style-name="ce2" office:value-type="float" office:value="96175.6666666667" calcext:value-type="float">
            <text:p>96176</text:p>
          </table:table-cell>
          <table:table-cell table:style-name="ce7" table:formula="of:=[.I13]/[.N13]" office:value-type="float" office:value="2.15218679707618" calcext:value-type="float">
            <text:p>2,152</text:p>
          </table:table-cell>
          <table:table-cell table:style-name="ce7" table:formula="of:=[.O13]/[.$N$10]" office:value-type="float" office:value="0.717395599025394" calcext:value-type="float">
            <text:p>0,717</text:p>
          </table:table-cell>
          <table:table-cell table:style-name="ce2" office:value-type="float" office:value="83207.3333333333" calcext:value-type="float">
            <text:p>83207</text:p>
          </table:table-cell>
          <table:table-cell table:style-name="ce7" table:formula="of:=[.I13]/[.Q13]" office:value-type="float" office:value="2.48761727732331" calcext:value-type="float">
            <text:p>2,488</text:p>
          </table:table-cell>
          <table:table-cell table:style-name="ce7" table:formula="of:=[.R13]/[.$Q$10]" office:value-type="float" office:value="0.621904319330829" calcext:value-type="float">
            <text:p>0,62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2" office:value-type="float" office:value="5092406.66666667" calcext:value-type="float">
            <text:p>5092407</text:p>
          </table:table-cell>
          <table:table-cell table:style-name="ce2" office:value-type="float" office:value="2632932.66666667" calcext:value-type="float">
            <text:p>2632933</text:p>
          </table:table-cell>
          <table:table-cell table:style-name="ce2" office:value-type="float" office:value="1801793.33333333" calcext:value-type="float">
            <text:p>1801793</text:p>
          </table:table-cell>
          <table:table-cell table:style-name="ce2" office:value-type="float" office:value="1428284.33333333" calcext:value-type="float">
            <text:p>1428284</text:p>
          </table:table-cell>
          <table:table-cell table:style-name="ce2" table:formula="of:=AVERAGE([.C14:.E14])" office:value-type="float" office:value="1954336.77777778" calcext:value-type="float">
            <text:p>1954337</text:p>
          </table:table-cell>
          <table:table-cell/>
          <table:table-cell office:value-type="float" office:value="50000" calcext:value-type="float">
            <text:p>50000</text:p>
          </table:table-cell>
          <table:table-cell table:formula="of:=[$ProductoVectorialS.B20]" office:value-type="float" office:value="5078783" calcext:value-type="float">
            <text:p>5078783</text:p>
          </table:table-cell>
          <table:table-cell table:formula="of:=[.I14]/[.I14]" office:value-type="float" office:value="1" calcext:value-type="float">
            <text:p>1</text:p>
          </table:table-cell>
          <table:table-cell table:style-name="ce2" office:value-type="float" office:value="2632932.66666667" calcext:value-type="float">
            <text:p>2632933</text:p>
          </table:table-cell>
          <table:table-cell table:style-name="ce7" table:formula="of:=[.I14]/[.K14]" office:value-type="float" office:value="1.9289452648365" calcext:value-type="float">
            <text:p>1,929</text:p>
          </table:table-cell>
          <table:table-cell table:style-name="ce7" table:formula="of:=[.L14]/[.$K$10]" office:value-type="float" office:value="0.964472632418248" calcext:value-type="float">
            <text:p>0,964</text:p>
          </table:table-cell>
          <table:table-cell table:style-name="ce2" office:value-type="float" office:value="1801793.33333333" calcext:value-type="float">
            <text:p>1801793</text:p>
          </table:table-cell>
          <table:table-cell table:style-name="ce7" table:formula="of:=[.I14]/[.N14]" office:value-type="float" office:value="2.81873781306773" calcext:value-type="float">
            <text:p>2,819</text:p>
          </table:table-cell>
          <table:table-cell table:style-name="ce7" table:formula="of:=[.O14]/[.$N$10]" office:value-type="float" office:value="0.939579271022576" calcext:value-type="float">
            <text:p>0,940</text:p>
          </table:table-cell>
          <table:table-cell table:style-name="ce2" office:value-type="float" office:value="1428284.33333333" calcext:value-type="float">
            <text:p>1428284</text:p>
          </table:table-cell>
          <table:table-cell table:style-name="ce7" table:formula="of:=[.I14]/[.Q14]" office:value-type="float" office:value="3.55586270987594" calcext:value-type="float">
            <text:p>3,556</text:p>
          </table:table-cell>
          <table:table-cell table:style-name="ce7" table:formula="of:=[.R14]/[.$Q$10]" office:value-type="float" office:value="0.888965677468984" calcext:value-type="float">
            <text:p>0,88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" office:value-type="float" office:value="20691101.6666667" calcext:value-type="float">
            <text:p>20691102</text:p>
          </table:table-cell>
          <table:table-cell table:style-name="ce2" office:value-type="float" office:value="12062548.6666667" calcext:value-type="float">
            <text:p>12062549</text:p>
          </table:table-cell>
          <table:table-cell table:style-name="ce2" office:value-type="float" office:value="8661292.33333333" calcext:value-type="float">
            <text:p>8661292</text:p>
          </table:table-cell>
          <table:table-cell table:style-name="ce2" office:value-type="float" office:value="7032818.66666667" calcext:value-type="float">
            <text:p>7032819</text:p>
          </table:table-cell>
          <table:table-cell table:style-name="ce2" table:formula="of:=AVERAGE([.C15:.E15])" office:value-type="float" office:value="9252219.8888889" calcext:value-type="float">
            <text:p>9252220</text:p>
          </table:table-cell>
          <table:table-cell/>
          <table:table-cell office:value-type="float" office:value="100000" calcext:value-type="float">
            <text:p>100000</text:p>
          </table:table-cell>
          <table:table-cell table:formula="of:=[$ProductoVectorialS.B25]" office:value-type="float" office:value="20367446" calcext:value-type="float">
            <text:p>20367446</text:p>
          </table:table-cell>
          <table:table-cell table:formula="of:=[.I15]/[.I15]" office:value-type="float" office:value="1" calcext:value-type="float">
            <text:p>1</text:p>
          </table:table-cell>
          <table:table-cell table:style-name="ce2" office:value-type="float" office:value="12062548.6666667" calcext:value-type="float">
            <text:p>12062549</text:p>
          </table:table-cell>
          <table:table-cell table:style-name="ce7" table:formula="of:=[.I15]/[.K15]" office:value-type="float" office:value="1.68848612037378" calcext:value-type="float">
            <text:p>1,688</text:p>
          </table:table-cell>
          <table:table-cell table:style-name="ce7" table:formula="of:=[.L15]/[.$K$10]" office:value-type="float" office:value="0.844243060186891" calcext:value-type="float">
            <text:p>0,844</text:p>
          </table:table-cell>
          <table:table-cell table:style-name="ce2" office:value-type="float" office:value="8661292.33333333" calcext:value-type="float">
            <text:p>8661292</text:p>
          </table:table-cell>
          <table:table-cell table:style-name="ce7" table:formula="of:=[.I15]/[.N15]" office:value-type="float" office:value="2.35154815426505" calcext:value-type="float">
            <text:p>2,352</text:p>
          </table:table-cell>
          <table:table-cell table:style-name="ce7" table:formula="of:=[.O15]/[.$N$10]" office:value-type="float" office:value="0.783849384755016" calcext:value-type="float">
            <text:p>0,784</text:p>
          </table:table-cell>
          <table:table-cell table:style-name="ce2" office:value-type="float" office:value="7032818.66666667" calcext:value-type="float">
            <text:p>7032819</text:p>
          </table:table-cell>
          <table:table-cell table:style-name="ce7" table:formula="of:=[.I15]/[.Q15]" office:value-type="float" office:value="2.89605732286761" calcext:value-type="float">
            <text:p>2,896</text:p>
          </table:table-cell>
          <table:table-cell table:style-name="ce7" table:formula="of:=[.R15]/[.$Q$10]" office:value-type="float" office:value="0.724014330716902" calcext:value-type="float">
            <text:p>0,72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style-name="ce2" office:value-type="float" office:value="84065284" calcext:value-type="float">
            <text:p>84065284</text:p>
          </table:table-cell>
          <table:table-cell table:style-name="ce2" office:value-type="float" office:value="51289070.6666667" calcext:value-type="float">
            <text:p>51289071</text:p>
          </table:table-cell>
          <table:table-cell table:style-name="ce2" office:value-type="float" office:value="39226612.3333333" calcext:value-type="float">
            <text:p>39226612</text:p>
          </table:table-cell>
          <table:table-cell table:style-name="ce2" office:value-type="float" office:value="32831944.6666667" calcext:value-type="float">
            <text:p>32831945</text:p>
          </table:table-cell>
          <table:table-cell table:style-name="ce2" table:formula="of:=AVERAGE([.C16:.E16])" office:value-type="float" office:value="41115875.8888889" calcext:value-type="float">
            <text:p>41115876</text:p>
          </table:table-cell>
          <table:table-cell/>
          <table:table-cell office:value-type="float" office:value="200000" calcext:value-type="float">
            <text:p>200000</text:p>
          </table:table-cell>
          <table:table-cell table:formula="of:=[$ProductoVectorialS.B30]" office:value-type="float" office:value="84005953" calcext:value-type="float">
            <text:p>84005953</text:p>
          </table:table-cell>
          <table:table-cell table:formula="of:=[.I16]/[.I16]" office:value-type="float" office:value="1" calcext:value-type="float">
            <text:p>1</text:p>
          </table:table-cell>
          <table:table-cell table:style-name="ce2" office:value-type="float" office:value="51289070.6666667" calcext:value-type="float">
            <text:p>51289071</text:p>
          </table:table-cell>
          <table:table-cell table:style-name="ce7" table:formula="of:=[.I16]/[.K16]" office:value-type="float" office:value="1.63789189213359" calcext:value-type="float">
            <text:p>1,638</text:p>
          </table:table-cell>
          <table:table-cell table:style-name="ce7" table:formula="of:=[.L16]/[.$K$10]" office:value-type="float" office:value="0.818945946066794" calcext:value-type="float">
            <text:p>0,819</text:p>
          </table:table-cell>
          <table:table-cell table:style-name="ce2" office:value-type="float" office:value="39226612.3333333" calcext:value-type="float">
            <text:p>39226612</text:p>
          </table:table-cell>
          <table:table-cell table:style-name="ce7" table:formula="of:=[.I16]/[.N16]" office:value-type="float" office:value="2.14155513318735" calcext:value-type="float">
            <text:p>2,142</text:p>
          </table:table-cell>
          <table:table-cell table:style-name="ce7" table:formula="of:=[.O16]/[.$N$10]" office:value-type="float" office:value="0.713851711062449" calcext:value-type="float">
            <text:p>0,714</text:p>
          </table:table-cell>
          <table:table-cell table:style-name="ce2" office:value-type="float" office:value="32831944.6666667" calcext:value-type="float">
            <text:p>32831945</text:p>
          </table:table-cell>
          <table:table-cell table:style-name="ce7" table:formula="of:=[.I16]/[.Q16]" office:value-type="float" office:value="2.5586651614118" calcext:value-type="float">
            <text:p>2,559</text:p>
          </table:table-cell>
          <table:table-cell table:style-name="ce7" table:formula="of:=[.R16]/[.$Q$10]" office:value-type="float" office:value="0.63966629035295" calcext:value-type="float">
            <text:p>0,640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2" office:value-type="float" office:value="189512553.666667" calcext:value-type="float">
            <text:p>189512554</text:p>
          </table:table-cell>
          <table:table-cell table:style-name="ce2" office:value-type="float" office:value="115496863.333333" calcext:value-type="float">
            <text:p>115496863</text:p>
          </table:table-cell>
          <table:table-cell table:style-name="ce2" office:value-type="float" office:value="88667478.6666667" calcext:value-type="float">
            <text:p>88667479</text:p>
          </table:table-cell>
          <table:table-cell table:style-name="ce2" office:value-type="float" office:value="73864997" calcext:value-type="float">
            <text:p>73864997</text:p>
          </table:table-cell>
          <table:table-cell table:style-name="ce2" table:formula="of:=AVERAGE([.C17:.E17])" office:value-type="float" office:value="92676446.3333332" calcext:value-type="float">
            <text:p>92676446</text:p>
          </table:table-cell>
          <table:table-cell/>
          <table:table-cell office:value-type="float" office:value="300000" calcext:value-type="float">
            <text:p>300000</text:p>
          </table:table-cell>
          <table:table-cell table:formula="of:=[$ProductoVectorialS.B35]" office:value-type="float" office:value="189359130" calcext:value-type="float">
            <text:p>189359130</text:p>
          </table:table-cell>
          <table:table-cell table:formula="of:=[.I17]/[.I17]" office:value-type="float" office:value="1" calcext:value-type="float">
            <text:p>1</text:p>
          </table:table-cell>
          <table:table-cell table:style-name="ce2" office:value-type="float" office:value="115496863.333333" calcext:value-type="float">
            <text:p>115496863</text:p>
          </table:table-cell>
          <table:table-cell table:style-name="ce7" table:formula="of:=[.I17]/[.K17]" office:value-type="float" office:value="1.63951751186086" calcext:value-type="float">
            <text:p>1,640</text:p>
          </table:table-cell>
          <table:table-cell table:style-name="ce7" table:formula="of:=[.L17]/[.$K$10]" office:value-type="float" office:value="0.81975875593043" calcext:value-type="float">
            <text:p>0,820</text:p>
          </table:table-cell>
          <table:table-cell table:style-name="ce2" office:value-type="float" office:value="88667478.6666667" calcext:value-type="float">
            <text:p>88667479</text:p>
          </table:table-cell>
          <table:table-cell table:style-name="ce7" table:formula="of:=[.I17]/[.N17]" office:value-type="float" office:value="2.1356097280252" calcext:value-type="float">
            <text:p>2,136</text:p>
          </table:table-cell>
          <table:table-cell table:style-name="ce7" table:formula="of:=[.O17]/[.$N$10]" office:value-type="float" office:value="0.711869909341732" calcext:value-type="float">
            <text:p>0,712</text:p>
          </table:table-cell>
          <table:table-cell table:style-name="ce2" office:value-type="float" office:value="73864997" calcext:value-type="float">
            <text:p>73864997</text:p>
          </table:table-cell>
          <table:table-cell table:style-name="ce7" table:formula="of:=[.I17]/[.Q17]" office:value-type="float" office:value="2.56358407487649" calcext:value-type="float">
            <text:p>2,564</text:p>
          </table:table-cell>
          <table:table-cell table:style-name="ce7" table:formula="of:=[.R17]/[.$Q$10]" office:value-type="float" office:value="0.640896018719124" calcext:value-type="float">
            <text:p>0,641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style-name="ce2" office:value-type="float" office:value="336943876" calcext:value-type="float">
            <text:p>336943876</text:p>
          </table:table-cell>
          <table:table-cell table:style-name="ce2" office:value-type="float" office:value="205553361.666667" calcext:value-type="float">
            <text:p>205553362</text:p>
          </table:table-cell>
          <table:table-cell table:style-name="ce2" office:value-type="float" office:value="157275879" calcext:value-type="float">
            <text:p>157275879</text:p>
          </table:table-cell>
          <table:table-cell table:style-name="ce2" office:value-type="float" office:value="132182452.666667" calcext:value-type="float">
            <text:p>132182453</text:p>
          </table:table-cell>
          <table:table-cell table:style-name="ce2" table:formula="of:=AVERAGE([.C18:.E18])" office:value-type="float" office:value="165003897.777778" calcext:value-type="float">
            <text:p>165003898</text:p>
          </table:table-cell>
          <table:table-cell/>
          <table:table-cell office:value-type="float" office:value="400000" calcext:value-type="float">
            <text:p>400000</text:p>
          </table:table-cell>
          <table:table-cell table:formula="of:=[$ProductoVectorialS.B40]" office:value-type="float" office:value="336733864" calcext:value-type="float">
            <text:p>336733864</text:p>
          </table:table-cell>
          <table:table-cell table:formula="of:=[.I18]/[.I18]" office:value-type="float" office:value="1" calcext:value-type="float">
            <text:p>1</text:p>
          </table:table-cell>
          <table:table-cell table:style-name="ce2" office:value-type="float" office:value="205553361.666667" calcext:value-type="float">
            <text:p>205553362</text:p>
          </table:table-cell>
          <table:table-cell table:style-name="ce7" table:formula="of:=[.I18]/[.K18]" office:value-type="float" office:value="1.63818222805843" calcext:value-type="float">
            <text:p>1,638</text:p>
          </table:table-cell>
          <table:table-cell table:style-name="ce7" table:formula="of:=[.L18]/[.$K$10]" office:value-type="float" office:value="0.819091114029213" calcext:value-type="float">
            <text:p>0,819</text:p>
          </table:table-cell>
          <table:table-cell table:style-name="ce2" office:value-type="float" office:value="157275879" calcext:value-type="float">
            <text:p>157275879</text:p>
          </table:table-cell>
          <table:table-cell table:style-name="ce7" table:formula="of:=[.I18]/[.N18]" office:value-type="float" office:value="2.14103946607095" calcext:value-type="float">
            <text:p>2,141</text:p>
          </table:table-cell>
          <table:table-cell table:style-name="ce7" table:formula="of:=[.O18]/[.$N$10]" office:value-type="float" office:value="0.713679822023651" calcext:value-type="float">
            <text:p>0,714</text:p>
          </table:table-cell>
          <table:table-cell table:style-name="ce2" office:value-type="float" office:value="132182452.666667" calcext:value-type="float">
            <text:p>132182453</text:p>
          </table:table-cell>
          <table:table-cell table:style-name="ce7" table:formula="of:=[.I18]/[.Q18]" office:value-type="float" office:value="2.54749293273566" calcext:value-type="float">
            <text:p>2,547</text:p>
          </table:table-cell>
          <table:table-cell table:style-name="ce7" table:formula="of:=[.R18]/[.$Q$10]" office:value-type="float" office:value="0.636873233183915" calcext:value-type="float">
            <text:p>0,637</text:p>
          </table:table-cell>
        </table:table-row>
        <table:table-row-group>
          <table:table-row table:style-name="ro1">
            <table:table-cell office:value-type="float" office:value="500000" calcext:value-type="float">
              <text:p>500000</text:p>
            </table:table-cell>
            <table:table-cell table:style-name="ce2" office:value-type="float" office:value="528120720" calcext:value-type="float">
              <text:p>528120720</text:p>
            </table:table-cell>
            <table:table-cell table:style-name="ce2" office:value-type="float" office:value="321759540" calcext:value-type="float">
              <text:p>321759540</text:p>
            </table:table-cell>
            <table:table-cell table:style-name="ce2" office:value-type="float" office:value="246384418.333333" calcext:value-type="float">
              <text:p>246384418</text:p>
            </table:table-cell>
            <table:table-cell table:style-name="ce2" office:value-type="float" office:value="208254733.333333" calcext:value-type="float">
              <text:p>208254733</text:p>
            </table:table-cell>
            <table:table-cell table:style-name="ce2" table:formula="of:=AVERAGE([.C19:.E19])" office:value-type="float" office:value="258799563.888889" calcext:value-type="float">
              <text:p>258799564</text:p>
            </table:table-cell>
            <table:table-cell/>
            <table:table-cell office:value-type="float" office:value="500000" calcext:value-type="float">
              <text:p>500000</text:p>
            </table:table-cell>
            <table:table-cell table:formula="of:=[$ProductoVectorialS.B45]" office:value-type="float" office:value="526901511" calcext:value-type="float">
              <text:p>526901511</text:p>
            </table:table-cell>
            <table:table-cell table:formula="of:=[.I19]/[.I19]" office:value-type="float" office:value="1" calcext:value-type="float">
              <text:p>1</text:p>
            </table:table-cell>
            <table:table-cell table:style-name="ce2" office:value-type="float" office:value="321759540" calcext:value-type="float">
              <text:p>321759540</text:p>
            </table:table-cell>
            <table:table-cell table:style-name="ce7" table:formula="of:=[.I19]/[.K19]" office:value-type="float" office:value="1.63756297948462" calcext:value-type="float">
              <text:p>1,638</text:p>
            </table:table-cell>
            <table:table-cell table:style-name="ce7" table:formula="of:=[.L19]/[.$K$10]" office:value-type="float" office:value="0.818781489742309" calcext:value-type="float">
              <text:p>0,819</text:p>
            </table:table-cell>
            <table:table-cell table:style-name="ce2" office:value-type="float" office:value="246384418.333333" calcext:value-type="float">
              <text:p>246384418</text:p>
            </table:table-cell>
            <table:table-cell table:style-name="ce7" table:formula="of:=[.I19]/[.N19]" office:value-type="float" office:value="2.13853422454319" calcext:value-type="float">
              <text:p>2,139</text:p>
            </table:table-cell>
            <table:table-cell table:style-name="ce7" table:formula="of:=[.O19]/[.$N$10]" office:value-type="float" office:value="0.712844741514398" calcext:value-type="float">
              <text:p>0,713</text:p>
            </table:table-cell>
            <table:table-cell table:style-name="ce2" office:value-type="float" office:value="208254733.333333" calcext:value-type="float">
              <text:p>208254733</text:p>
            </table:table-cell>
            <table:table-cell table:style-name="ce7" table:formula="of:=[.I19]/[.Q19]" office:value-type="float" office:value="2.53008180206229" calcext:value-type="float">
              <text:p>2,530</text:p>
            </table:table-cell>
            <table:table-cell table:style-name="ce7" table:formula="of:=[.R19]/[.$Q$10]" office:value-type="float" office:value="0.632520450515572" calcext:value-type="float">
              <text:p>0,633</text:p>
            </table:table-cell>
          </table:table-row>
        </table:table-row-group>
        <table:table-row table:style-name="ro1">
          <table:table-cell office:value-type="float" office:value="1000000" calcext:value-type="float">
            <text:p>1000000</text:p>
          </table:table-cell>
          <table:table-cell table:style-name="ce2" office:value-type="float" office:value="2108444704" calcext:value-type="float">
            <text:p>2108444704</text:p>
          </table:table-cell>
          <table:table-cell table:style-name="ce2" office:value-type="float" office:value="1302227755" calcext:value-type="float">
            <text:p>1302227755</text:p>
          </table:table-cell>
          <table:table-cell table:style-name="ce2" office:value-type="float" office:value="1009299837" calcext:value-type="float">
            <text:p>1009299837</text:p>
          </table:table-cell>
          <table:table-cell table:style-name="ce2" office:value-type="float" office:value="849115128" calcext:value-type="float">
            <text:p>849115128</text:p>
          </table:table-cell>
          <table:table-cell table:style-name="ce2" table:formula="of:=AVERAGE([.C20:.E20])" office:value-type="float" office:value="1053547573.33333" calcext:value-type="float">
            <text:p>1053547573</text:p>
          </table:table-cell>
          <table:table-cell/>
          <table:table-cell office:value-type="float" office:value="1000000" calcext:value-type="float">
            <text:p>1000000</text:p>
          </table:table-cell>
          <table:table-cell table:formula="of:=[$ProductoVectorialS.B50]" office:value-type="float" office:value="2104145678" calcext:value-type="float">
            <text:p>2104145678</text:p>
          </table:table-cell>
          <table:table-cell table:formula="of:=[.I20]/[.I20]" office:value-type="float" office:value="1" calcext:value-type="float">
            <text:p>1</text:p>
          </table:table-cell>
          <table:table-cell table:style-name="ce2" office:value-type="float" office:value="1302227755" calcext:value-type="float">
            <text:p>1302227755</text:p>
          </table:table-cell>
          <table:table-cell table:style-name="ce7" table:formula="of:=[.I20]/[.K20]" office:value-type="float" office:value="1.6158046623726" calcext:value-type="float">
            <text:p>1,616</text:p>
          </table:table-cell>
          <table:table-cell table:style-name="ce7" table:formula="of:=[.L20]/[.$K$10]" office:value-type="float" office:value="0.807902331186299" calcext:value-type="float">
            <text:p>0,808</text:p>
          </table:table-cell>
          <table:table-cell table:style-name="ce2" office:value-type="float" office:value="1009299837" calcext:value-type="float">
            <text:p>1009299837</text:p>
          </table:table-cell>
          <table:table-cell table:style-name="ce7" table:formula="of:=[.I20]/[.N20]" office:value-type="float" office:value="2.08475777054941" calcext:value-type="float">
            <text:p>2,085</text:p>
          </table:table-cell>
          <table:table-cell table:style-name="ce7" table:formula="of:=[.O20]/[.$N$10]" office:value-type="float" office:value="0.694919256849802" calcext:value-type="float">
            <text:p>0,695</text:p>
          </table:table-cell>
          <table:table-cell table:style-name="ce2" office:value-type="float" office:value="849115128" calcext:value-type="float">
            <text:p>849115128</text:p>
          </table:table-cell>
          <table:table-cell table:style-name="ce7" table:formula="of:=[.I20]/[.Q20]" office:value-type="float" office:value="2.47804521273351" calcext:value-type="float">
            <text:p>2,478</text:p>
          </table:table-cell>
          <table:table-cell table:style-name="ce7" table:formula="of:=[.R20]/[.$Q$10]" office:value-type="float" office:value="0.619511303183377" calcext:value-type="float">
            <text:p>0,620</text:p>
          </table:table-cell>
        </table:table-row>
        <table:table-row table:style-name="ro1">
          <table:table-cell/>
          <table:table-cell table:style-name="ce2" table:formula="of:=AVERAGE([.B11:.B20])" office:value-type="float" office:value="327314278.533333" calcext:value-type="float">
            <text:p>327314279</text:p>
          </table:table-cell>
          <table:table-cell table:style-name="ce2" table:formula="of:=AVERAGE([.C11:.C20])" office:value-type="float" office:value="201119554.833333" calcext:value-type="float">
            <text:p>201119555</text:p>
          </table:table-cell>
          <table:table-cell table:style-name="ce2" table:formula="of:=AVERAGE([.D11:.D20])" office:value-type="float" office:value="155145759.733333" calcext:value-type="float">
            <text:p>155145760</text:p>
          </table:table-cell>
          <table:table-cell table:style-name="ce2" table:formula="of:=AVERAGE([.E11:.E20])" office:value-type="float" office:value="130483841.133333" calcext:value-type="float">
            <text:p>130483841</text:p>
          </table:table-cell>
          <table:table-cell table:style-name="ce2" table:formula="of:=AVERAGE([.F11:.F20])" office:value-type="float" office:value="162249718.566667" calcext:value-type="float">
            <text:p>162249719</text:p>
          </table:table-cell>
          <table:table-cell table:number-columns-repeated="4"/>
          <table:table-cell table:style-name="ce2" table:number-columns-repeated="7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>
            <draw:frame draw:z-index="0" draw:style-name="gr1" draw:text-style-name="P1" svg:width="15.997cm" svg:height="11.98cm" svg:x="0.221cm" svg:y="0.053cm">
              <draw:object draw:notify-on-update-of-ranges="Hoja3.A11:Hoja3.A20 Hoja3.C10:Hoja3.C10 Hoja3.C11:Hoja3.C20 Hoja3.D10:Hoja3.D10 Hoja3.D11:Hoja3.D20 Hoja3.E10:Hoja3.E10 Hoja3.E11:Hoja3.E20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>
            <draw:frame draw:z-index="1" draw:style-name="gr1" draw:text-style-name="P1" svg:width="15.997cm" svg:height="11.98cm" svg:x="1.432cm" svg:y="0.426cm">
              <draw:object draw:notify-on-update-of-ranges="Hoja3.A11:Hoja3.A20 Hoja3.B10:Hoja3.B10 Hoja3.B11:Hoja3.B20 Hoja3.C10:Hoja3.C10 Hoja3.C11:Hoja3.C20 Hoja3.D10:Hoja3.D10 Hoja3.D11:Hoja3.D20 Hoja3.E10:Hoja3.E10 Hoja3.E11:Hoja3.E2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9">
          <table:table-cell table:number-columns-repeated="19"/>
        </table:table-row>
        <table:table-row table:style-name="ro1">
          <table:table-cell>
            <draw:frame draw:z-index="3" draw:style-name="gr1" draw:text-style-name="P1" svg:width="15.997cm" svg:height="11.98cm" svg:x="2.12cm" svg:y="0.024cm">
              <draw:object draw:notify-on-update-of-ranges="Hoja3.B4:Hoja3.B4 Hoja3.D5:Hoja3.D5 Hoja3.B6:Hoja3.B6 Hoja3.D7:Hoja3.D7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8"/>
        </table:table-row>
      </table:table>
      <table:named-expressions/>
      <table:database-ranges>
        <table:database-range table:name="__Anonymous_DB__1" table:target-range-address="ProductoVectorialS.A1:ProductoVectorialS.C53">
          <table:sort>
            <table:sort-by table:field-number="0" table:data-type="automatic"/>
            <table:sort-by table:field-number="0" table:data-type="automatic"/>
          </table:sort>
          <table:subtotal-rules>
            <table:sort-groups/>
            <table:subtotal-rule table:group-by-field-number="0">
              <table:subtotal-field table:field-number="1" table:function="average"/>
            </table:subtotal-rule>
            <table:subtotal-rule table:group-by-field-number="0">
              <table:subtotal-field table:field-number="1" table:function="min"/>
            </table:subtotal-rule>
          </table:subtotal-rules>
        </table:database-range>
        <table:database-range table:name="__Anonymous_DB__2" table:target-range-address="'ProductoVectorialP.2'.A1:'ProductoVectorialP.2'.D42">
          <table:sort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2" table:function="average"/>
            </table:subtotal-rule>
          </table:subtotal-rules>
        </table:database-range>
        <table:database-range table:name="__Anonymous_DB__3" table:target-range-address="Hoja3.A1:Hoja3.D8">
          <table:sort>
            <table:sort-by table:field-number="1" table:data-type="automatic"/>
          </table:sort>
          <table:subtotal-rules table:bind-styles-to-content="false">
            <table:sort-groups/>
            <table:subtotal-rule table:group-by-field-number="1">
              <table:subtotal-field table:field-number="3" table:function="average"/>
            </table:subtotal-rule>
          </table:subtotal-rules>
        </table:database-range>
        <table:database-range table:name="__Anonymous_DB__4" table:target-range-address="ProductoVectorialS.B2:ProductoVectorialS.B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4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5T22:25:55.515446727</dc:date>
    <meta:editing-duration>PT3H39M20S</meta:editing-duration>
    <meta:editing-cycles>3</meta:editing-cycles>
    <meta:generator>LibreOffice/7.5.0.3$Linux_X86_64 LibreOffice_project/c21113d003cd3efa8c53188764377a8272d9d6de</meta:generator>
    <meta:document-statistic meta:table-count="5" meta:cell-count="804" meta:object-count="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ProductoVectorialS.A7:ProductoVectorialS.B49 ProductoVectorialS.B1:ProductoVectorialS.B1" chart:data-source-has-labels="both" svg:x="0.32cm" svg:y="0.18cm" svg:width="15.36cm" svg:height="8.64cm">
          <chart:coordinate-region svg:x="2.238cm" svg:y="0.379cm" svg:width="13.302cm" svg:height="6.021cm"/>
          <chart:axis chart:dimension="x" chart:name="primary-x" chart:style-name="ch3" chartooo:axis-type="text">
            <chart:categories table:cell-range-address="ProductoVectorialS.A7:ProductoVectorialS.A4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ProductoVectorialS.B7:ProductoVectorialS.B49" chart:label-cell-address="ProductoVectorialS.B1:ProductoVectorialS.B1" chart:class="chart:line">
            <chart:data-point chart:repeated="1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gundosEjec</text:p>
                <draw:g>
                  <svg:desc>ProductoVectorialS.B1:ProductoVectorial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00 Mín</text:p>
                <draw:g>
                  <svg:desc>ProductoVectorialS.A7:ProductoVectorialS.A49</svg:desc>
                </draw:g>
              </table:table-cell>
              <table:table-cell office:value-type="float" office:value="51685">
                <text:p>51685</text:p>
                <draw:g>
                  <svg:desc>ProductoVectorialS.B7:ProductoVectorialS.B49</svg:desc>
                </draw:g>
              </table:table-cell>
            </table:table-row>
            <table:table-row>
              <table:table-cell office:value-type="string">
                <text:p>5000 Promedio</text:p>
              </table:table-cell>
              <table:table-cell office:value-type="float" office:value="59069.3333333333">
                <text:p>59069.3333333333</text:p>
              </table:table-cell>
            </table:table-row>
            <table:table-row>
              <table:table-cell office:value-type="string">
                <text:p>10000 Mín</text:p>
              </table:table-cell>
              <table:table-cell office:value-type="float" office:value="206988">
                <text:p>206988</text:p>
              </table:table-cell>
            </table:table-row>
            <table:table-row>
              <table:table-cell office:value-type="string">
                <text:p>10000 Promedio</text:p>
              </table:table-cell>
              <table:table-cell office:value-type="float" office:value="208949">
                <text:p>208949</text:p>
              </table:table-cell>
            </table:table-row>
            <table:table-row>
              <table:table-cell office:value-type="string">
                <text:p>50000 Mín</text:p>
              </table:table-cell>
              <table:table-cell office:value-type="float" office:value="5078783">
                <text:p>5078783</text:p>
              </table:table-cell>
            </table:table-row>
            <table:table-row>
              <table:table-cell office:value-type="string">
                <text:p>50000 Promedio</text:p>
              </table:table-cell>
              <table:table-cell office:value-type="float" office:value="5092406.66666667">
                <text:p>5092406.66666667</text:p>
              </table:table-cell>
            </table:table-row>
            <table:table-row>
              <table:table-cell office:value-type="string">
                <text:p>100000 Mín</text:p>
              </table:table-cell>
              <table:table-cell office:value-type="float" office:value="20367446">
                <text:p>20367446</text:p>
              </table:table-cell>
            </table:table-row>
            <table:table-row>
              <table:table-cell office:value-type="string">
                <text:p>100000 Promedio</text:p>
              </table:table-cell>
              <table:table-cell office:value-type="float" office:value="20691101.6666667">
                <text:p>20691101.6666667</text:p>
              </table:table-cell>
            </table:table-row>
            <table:table-row>
              <table:table-cell office:value-type="string">
                <text:p>200000 Mín</text:p>
              </table:table-cell>
              <table:table-cell office:value-type="float" office:value="84005953">
                <text:p>84005953</text:p>
              </table:table-cell>
            </table:table-row>
            <table:table-row>
              <table:table-cell office:value-type="string">
                <text:p>200000 Promedio</text:p>
              </table:table-cell>
              <table:table-cell office:value-type="float" office:value="84065284">
                <text:p>84065284</text:p>
              </table:table-cell>
            </table:table-row>
            <table:table-row>
              <table:table-cell office:value-type="string">
                <text:p>300000 Mín</text:p>
              </table:table-cell>
              <table:table-cell office:value-type="float" office:value="189359130">
                <text:p>189359130</text:p>
              </table:table-cell>
            </table:table-row>
            <table:table-row>
              <table:table-cell office:value-type="string">
                <text:p>300000 Promedio</text:p>
              </table:table-cell>
              <table:table-cell office:value-type="float" office:value="189512553.666667">
                <text:p>189512553.666667</text:p>
              </table:table-cell>
            </table:table-row>
            <table:table-row>
              <table:table-cell office:value-type="string">
                <text:p>400000 Mín</text:p>
              </table:table-cell>
              <table:table-cell office:value-type="float" office:value="336733864">
                <text:p>336733864</text:p>
              </table:table-cell>
            </table:table-row>
            <table:table-row>
              <table:table-cell office:value-type="string">
                <text:p>400000 Promedio</text:p>
              </table:table-cell>
              <table:table-cell office:value-type="float" office:value="336943876">
                <text:p>336943876</text:p>
              </table:table-cell>
            </table:table-row>
            <table:table-row>
              <table:table-cell office:value-type="string">
                <text:p>500000 Mín</text:p>
              </table:table-cell>
              <table:table-cell office:value-type="float" office:value="526901511">
                <text:p>526901511</text:p>
              </table:table-cell>
            </table:table-row>
            <table:table-row>
              <table:table-cell office:value-type="string">
                <text:p>500000 Promedio</text:p>
              </table:table-cell>
              <table:table-cell office:value-type="float" office:value="528120720">
                <text:p>5281207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ProductoVectorialP.2'.A5:'ProductoVectorialP.2'.A41 'ProductoVectorialP.2'.C1:'ProductoVectorialP.2'.C1 'ProductoVectorialP.2'.C5:'ProductoVectorialP.2'.C41" chart:data-source-has-labels="both" svg:x="0.32cm" svg:y="0.18cm" svg:width="15.36cm" svg:height="8.64cm">
          <chart:coordinate-region svg:x="2.423cm" svg:y="0.379cm" svg:width="13.115cm" svg:height="5.89cm"/>
          <chart:axis chart:dimension="x" chart:name="primary-x" chart:style-name="ch3" chartooo:axis-type="text">
            <chart:categories table:cell-range-address="'ProductoVectorialP.2'.A5:'ProductoVectorialP.2'.A4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ProductoVectorialP.2'.C5:'ProductoVectorialP.2'.C41" chart:label-cell-address="'ProductoVectorialP.2'.C1:'ProductoVectorialP.2'.C1" chart:class="chart:line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gundosEjec</text:p>
                <draw:g>
                  <svg:desc>'ProductoVectorialP.2'.C1:'ProductoVectorialP.2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 Suma</text:p>
                <draw:g>
                  <svg:desc>'ProductoVectorialP.2'.A5:'ProductoVectorialP.2'.A41</svg:desc>
                </draw:g>
              </table:table-cell>
              <table:table-cell office:value-type="float" office:value="3771.66666666667">
                <text:p>3771.66666666667</text:p>
                <draw:g>
                  <svg:desc>'ProductoVectorialP.2'.C5:'ProductoVectorialP.2'.C41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5449.3333333333">
                <text:p>35449.333333333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34255.333333333">
                <text:p>134255.33333333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632932.66666667">
                <text:p>2632932.66666667</text:p>
              </table:table-cell>
            </table:table-row>
            <table:table-row>
              <table:table-cell office:value-type="string">
                <text:p>5000 Suma</text:p>
              </table:table-cell>
              <table:table-cell office:value-type="float" office:value="12062548.6666667">
                <text:p>12062548.666666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1289070.6666667">
                <text:p>51289070.666666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5496863.333333">
                <text:p>115496863.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05553361.666667">
                <text:p>205553361.666667</text:p>
              </table:table-cell>
            </table:table-row>
            <table:table-row>
              <table:table-cell office:value-type="string">
                <text:p>10000 Suma</text:p>
              </table:table-cell>
              <table:table-cell office:value-type="float" office:value="321759540">
                <text:p>32175954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302227755">
                <text:p>13022277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ProductoVectorialP.3'.A5:'ProductoVectorialP.3'.A41 'ProductoVectorialP.3'.C1:'ProductoVectorialP.3'.C1 'ProductoVectorialP.3'.C5:'ProductoVectorialP.3'.C41" chart:data-source-has-labels="both" svg:x="0.32cm" svg:y="0.18cm" svg:width="15.36cm" svg:height="8.64cm">
          <chart:coordinate-region svg:x="2.423cm" svg:y="0.379cm" svg:width="13.115cm" svg:height="5.89cm"/>
          <chart:axis chart:dimension="x" chart:name="primary-x" chart:style-name="ch3" chartooo:axis-type="text">
            <chart:categories table:cell-range-address="'ProductoVectorialP.3'.A5:'ProductoVectorialP.3'.A4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ProductoVectorialP.3'.C5:'ProductoVectorialP.3'.C41" chart:label-cell-address="'ProductoVectorialP.3'.C1:'ProductoVectorialP.3'.C1" chart:class="chart:line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gundosEjec</text:p>
                <draw:g>
                  <svg:desc>'ProductoVectorialP.3'.C1:'ProductoVectorialP.3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 Promedio</text:p>
                <draw:g>
                  <svg:desc>'ProductoVectorialP.3'.A5:'ProductoVectorialP.3'.A41</svg:desc>
                </draw:g>
              </table:table-cell>
              <table:table-cell office:value-type="float" office:value="4424.33333333333">
                <text:p>4424.33333333333</text:p>
                <draw:g>
                  <svg:desc>'ProductoVectorialP.3'.C5:'ProductoVectorialP.3'.C41</svg:desc>
                </draw:g>
              </table:table-cell>
            </table:table-row>
            <table:table-row>
              <table:table-cell office:value-type="string">
                <text:p>5000 Promedio</text:p>
              </table:table-cell>
              <table:table-cell office:value-type="float" office:value="39686.3333333333">
                <text:p>39686.3333333333</text:p>
              </table:table-cell>
            </table:table-row>
            <table:table-row>
              <table:table-cell office:value-type="string">
                <text:p>10000 Promedio</text:p>
              </table:table-cell>
              <table:table-cell office:value-type="float" office:value="96175.6666666667">
                <text:p>96175.6666666667</text:p>
              </table:table-cell>
            </table:table-row>
            <table:table-row>
              <table:table-cell office:value-type="string">
                <text:p>50000 Promedio</text:p>
              </table:table-cell>
              <table:table-cell office:value-type="float" office:value="1801793.33333333">
                <text:p>1801793.33333333</text:p>
              </table:table-cell>
            </table:table-row>
            <table:table-row>
              <table:table-cell office:value-type="string">
                <text:p>100000 Promedio</text:p>
              </table:table-cell>
              <table:table-cell office:value-type="float" office:value="8661292.33333333">
                <text:p>8661292.33333333</text:p>
              </table:table-cell>
            </table:table-row>
            <table:table-row>
              <table:table-cell office:value-type="string">
                <text:p>200000 Promedio</text:p>
              </table:table-cell>
              <table:table-cell office:value-type="float" office:value="39226612.3333333">
                <text:p>39226612.3333333</text:p>
              </table:table-cell>
            </table:table-row>
            <table:table-row>
              <table:table-cell office:value-type="string">
                <text:p>300000 Promedio</text:p>
              </table:table-cell>
              <table:table-cell office:value-type="float" office:value="88667478.6666667">
                <text:p>88667478.6666667</text:p>
              </table:table-cell>
            </table:table-row>
            <table:table-row>
              <table:table-cell office:value-type="string">
                <text:p>400000 Promedio</text:p>
              </table:table-cell>
              <table:table-cell office:value-type="float" office:value="157275879">
                <text:p>157275879</text:p>
              </table:table-cell>
            </table:table-row>
            <table:table-row>
              <table:table-cell office:value-type="string">
                <text:p>500000 Promedio</text:p>
              </table:table-cell>
              <table:table-cell office:value-type="float" office:value="246384418.333333">
                <text:p>246384418.333333</text:p>
              </table:table-cell>
            </table:table-row>
            <table:table-row>
              <table:table-cell office:value-type="string">
                <text:p>1000000 Promedio</text:p>
              </table:table-cell>
              <table:table-cell office:value-type="float" office:value="1009299837">
                <text:p>10092998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ProductoVectorialP.4'.A5:'ProductoVectorialP.4'.A41 'ProductoVectorialP.4'.C1:'ProductoVectorialP.4'.C1 'ProductoVectorialP.4'.C5:'ProductoVectorialP.4'.C41" chart:data-source-has-labels="both" svg:x="0.32cm" svg:y="0.18cm" svg:width="15.36cm" svg:height="8.64cm">
          <chart:coordinate-region svg:x="2.238cm" svg:y="0.379cm" svg:width="13.3cm" svg:height="5.89cm"/>
          <chart:axis chart:dimension="x" chart:name="primary-x" chart:style-name="ch3" chartooo:axis-type="text">
            <chart:categories table:cell-range-address="'ProductoVectorialP.4'.A5:'ProductoVectorialP.4'.A4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ProductoVectorialP.4'.C5:'ProductoVectorialP.4'.C41" chart:label-cell-address="'ProductoVectorialP.4'.C1:'ProductoVectorialP.4'.C1" chart:class="chart:line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gundosEjec</text:p>
                <draw:g>
                  <svg:desc>'ProductoVectorialP.4'.C1:'ProductoVectorialP.4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 Promedio</text:p>
                <draw:g>
                  <svg:desc>'ProductoVectorialP.4'.A5:'ProductoVectorialP.4'.A41</svg:desc>
                </draw:g>
              </table:table-cell>
              <table:table-cell office:value-type="float" office:value="2615">
                <text:p>2615</text:p>
                <draw:g>
                  <svg:desc>'ProductoVectorialP.4'.C5:'ProductoVectorialP.4'.C41</svg:desc>
                </draw:g>
              </table:table-cell>
            </table:table-row>
            <table:table-row>
              <table:table-cell office:value-type="string">
                <text:p>5000 Promedio</text:p>
              </table:table-cell>
              <table:table-cell office:value-type="float" office:value="42230.3333333333">
                <text:p>42230.3333333333</text:p>
              </table:table-cell>
            </table:table-row>
            <table:table-row>
              <table:table-cell office:value-type="string">
                <text:p>10000 Promedio</text:p>
              </table:table-cell>
              <table:table-cell office:value-type="float" office:value="83207.3333333333">
                <text:p>83207.3333333333</text:p>
              </table:table-cell>
            </table:table-row>
            <table:table-row>
              <table:table-cell office:value-type="string">
                <text:p>50000 Promedio</text:p>
              </table:table-cell>
              <table:table-cell office:value-type="float" office:value="1428284.33333333">
                <text:p>1428284.33333333</text:p>
              </table:table-cell>
            </table:table-row>
            <table:table-row>
              <table:table-cell office:value-type="string">
                <text:p>100000 Promedio</text:p>
              </table:table-cell>
              <table:table-cell office:value-type="float" office:value="7032818.66666667">
                <text:p>7032818.66666667</text:p>
              </table:table-cell>
            </table:table-row>
            <table:table-row>
              <table:table-cell office:value-type="string">
                <text:p>200000 Promedio</text:p>
              </table:table-cell>
              <table:table-cell office:value-type="float" office:value="32831944.6666667">
                <text:p>32831944.6666667</text:p>
              </table:table-cell>
            </table:table-row>
            <table:table-row>
              <table:table-cell office:value-type="string">
                <text:p>300000 Promedio</text:p>
              </table:table-cell>
              <table:table-cell office:value-type="float" office:value="73864997">
                <text:p>73864997</text:p>
              </table:table-cell>
            </table:table-row>
            <table:table-row>
              <table:table-cell office:value-type="string">
                <text:p>400000 Promedio</text:p>
              </table:table-cell>
              <table:table-cell office:value-type="float" office:value="132182452.666667">
                <text:p>132182452.666667</text:p>
              </table:table-cell>
            </table:table-row>
            <table:table-row>
              <table:table-cell office:value-type="string">
                <text:p>500000 Promedio</text:p>
              </table:table-cell>
              <table:table-cell office:value-type="float" office:value="208254733.333333">
                <text:p>208254733.333333</text:p>
              </table:table-cell>
            </table:table-row>
            <table:table-row>
              <table:table-cell office:value-type="string">
                <text:p>1000000 Promedio</text:p>
              </table:table-cell>
              <table:table-cell office:value-type="float" office:value="849115128">
                <text:p>8491151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8000" draw:fill-color="#ff8000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11.981cm" xlink:href=".." xlink:type="simple" chart:class="chart:line" chart:style-name="ch1">
        <chart:legend chart:legend-position="end" svg:x="12.961cm" svg:y="4.944cm" style:legend-expansion="high" chart:style-name="ch2"/>
        <chart:plot-area chart:style-name="ch3" table:cell-range-address="Hoja3.A11:Hoja3.E20 Hoja3.B10:Hoja3.E10" chart:data-source-has-labels="both" svg:x="0.319cm" svg:y="0.239cm" svg:width="12.323cm" svg:height="11.503cm">
          <chart:coordinate-region svg:x="2.422cm" svg:y="0.438cm" svg:width="10.079cm" svg:height="9.858cm"/>
          <chart:axis chart:dimension="x" chart:name="primary-x" chart:style-name="ch4" chartooo:axis-type="auto">
            <chartooo:date-scale/>
            <chart:categories table:cell-range-address="Hoja3.A11:Hoja3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3.B11:Hoja3.B20" chart:label-cell-address="Hoja3.B10:Hoja3.B10" chart:class="chart:line">
            <chart:data-point chart:repeated="10"/>
          </chart:series>
          <chart:series chart:style-name="ch7" chart:values-cell-range-address="Hoja3.C11:Hoja3.C20" chart:label-cell-address="Hoja3.C10:Hoja3.C10" chart:class="chart:line">
            <chart:data-point chart:repeated="10"/>
          </chart:series>
          <chart:series chart:style-name="ch8" chart:values-cell-range-address="Hoja3.D11:Hoja3.D20" chart:label-cell-address="Hoja3.D10:Hoja3.D10" chart:class="chart:line">
            <chart:data-point chart:repeated="10"/>
          </chart:series>
          <chart:series chart:style-name="ch9" chart:values-cell-range-address="Hoja3.E11:Hoja3.E20" chart:label-cell-address="Hoja3.E10:Hoja3.E1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  <draw:g>
                  <svg:desc>Hoja3.B10:Hoja3.B10</svg:desc>
                </draw:g>
              </table:table-cell>
              <table:table-cell office:value-type="string">
                <text:p>2</text:p>
                <draw:g>
                  <svg:desc>Hoja3.C10:Hoja3.C10</svg:desc>
                </draw:g>
              </table:table-cell>
              <table:table-cell office:value-type="string">
                <text:p>3</text:p>
                <draw:g>
                  <svg:desc>Hoja3.D10:Hoja3.D10</svg:desc>
                </draw:g>
              </table:table-cell>
              <table:table-cell office:value-type="string">
                <text:p>4</text:p>
                <draw:g>
                  <svg:desc>Hoja3.E10:Hoja3.E1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3.A11:Hoja3.A20</svg:desc>
                </draw:g>
              </table:table-cell>
              <table:table-cell office:value-type="float" office:value="4121">
                <text:p>4121</text:p>
                <draw:g>
                  <svg:desc>Hoja3.B11:Hoja3.B20</svg:desc>
                </draw:g>
              </table:table-cell>
              <table:table-cell office:value-type="float" office:value="3771.66666666667">
                <text:p>3771.66666666667</text:p>
                <draw:g>
                  <svg:desc>Hoja3.C11:Hoja3.C20</svg:desc>
                </draw:g>
              </table:table-cell>
              <table:table-cell office:value-type="float" office:value="4424.33333333333">
                <text:p>4424.33333333333</text:p>
                <draw:g>
                  <svg:desc>Hoja3.D11:Hoja3.D20</svg:desc>
                </draw:g>
              </table:table-cell>
              <table:table-cell office:value-type="float" office:value="2615">
                <text:p>2615</text:p>
                <draw:g>
                  <svg:desc>Hoja3.E11:Hoja3.E20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9069.3333333333">
                <text:p>59069.3333333333</text:p>
              </table:table-cell>
              <table:table-cell office:value-type="float" office:value="35449.3333333333">
                <text:p>35449.3333333333</text:p>
              </table:table-cell>
              <table:table-cell office:value-type="float" office:value="39686.3333333333">
                <text:p>39686.3333333333</text:p>
              </table:table-cell>
              <table:table-cell office:value-type="float" office:value="42230.3333333333">
                <text:p>42230.3333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08949">
                <text:p>208949</text:p>
              </table:table-cell>
              <table:table-cell office:value-type="float" office:value="134255.333333333">
                <text:p>134255.333333333</text:p>
              </table:table-cell>
              <table:table-cell office:value-type="float" office:value="96175.6666666667">
                <text:p>96175.6666666667</text:p>
              </table:table-cell>
              <table:table-cell office:value-type="float" office:value="83207.3333333333">
                <text:p>83207.333333333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92406.66666667">
                <text:p>5092406.66666667</text:p>
              </table:table-cell>
              <table:table-cell office:value-type="float" office:value="2632932.66666667">
                <text:p>2632932.66666667</text:p>
              </table:table-cell>
              <table:table-cell office:value-type="float" office:value="1801793.33333333">
                <text:p>1801793.33333333</text:p>
              </table:table-cell>
              <table:table-cell office:value-type="float" office:value="1428284.33333333">
                <text:p>1428284.3333333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0691101.6666667">
                <text:p>20691101.6666667</text:p>
              </table:table-cell>
              <table:table-cell office:value-type="float" office:value="12062548.6666667">
                <text:p>12062548.6666667</text:p>
              </table:table-cell>
              <table:table-cell office:value-type="float" office:value="8661292.33333333">
                <text:p>8661292.33333333</text:p>
              </table:table-cell>
              <table:table-cell office:value-type="float" office:value="7032818.66666667">
                <text:p>7032818.6666666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84065284">
                <text:p>84065284</text:p>
              </table:table-cell>
              <table:table-cell office:value-type="float" office:value="51289070.6666667">
                <text:p>51289070.6666667</text:p>
              </table:table-cell>
              <table:table-cell office:value-type="float" office:value="39226612.3333333">
                <text:p>39226612.3333333</text:p>
              </table:table-cell>
              <table:table-cell office:value-type="float" office:value="32831944.6666667">
                <text:p>32831944.6666667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89512553.666667">
                <text:p>189512553.666667</text:p>
              </table:table-cell>
              <table:table-cell office:value-type="float" office:value="115496863.333333">
                <text:p>115496863.333333</text:p>
              </table:table-cell>
              <table:table-cell office:value-type="float" office:value="88667478.6666667">
                <text:p>88667478.6666667</text:p>
              </table:table-cell>
              <table:table-cell office:value-type="float" office:value="73864997">
                <text:p>7386499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336943876">
                <text:p>336943876</text:p>
              </table:table-cell>
              <table:table-cell office:value-type="float" office:value="205553361.666667">
                <text:p>205553361.666667</text:p>
              </table:table-cell>
              <table:table-cell office:value-type="float" office:value="157275879">
                <text:p>157275879</text:p>
              </table:table-cell>
              <table:table-cell office:value-type="float" office:value="132182452.666667">
                <text:p>132182452.666667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528120720">
                <text:p>528120720</text:p>
              </table:table-cell>
              <table:table-cell office:value-type="float" office:value="321759540">
                <text:p>321759540</text:p>
              </table:table-cell>
              <table:table-cell office:value-type="float" office:value="246384418.333333">
                <text:p>246384418.333333</text:p>
              </table:table-cell>
              <table:table-cell office:value-type="float" office:value="208254733.333333">
                <text:p>208254733.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108444704">
                <text:p>2108444704</text:p>
              </table:table-cell>
              <table:table-cell office:value-type="float" office:value="1302227755">
                <text:p>1302227755</text:p>
              </table:table-cell>
              <table:table-cell office:value-type="float" office:value="1009299837">
                <text:p>1009299837</text:p>
              </table:table-cell>
              <table:table-cell office:value-type="float" office:value="849115128">
                <text:p>8491151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11.981cm" xlink:href=".." xlink:type="simple" chart:class="chart:line" chart:style-name="ch1">
        <chart:legend chart:legend-position="end" svg:x="14.469cm" svg:y="5.193cm" style:legend-expansion="high" chart:style-name="ch2"/>
        <chart:plot-area chart:style-name="ch3" table:cell-range-address="Hoja3.A11:Hoja3.A20 Hoja3.C10:Hoja3.E20" chart:data-source-has-labels="both" svg:x="0.319cm" svg:y="0.239cm" svg:width="13.831cm" svg:height="11.503cm">
          <chart:coordinate-region svg:x="2.422cm" svg:y="0.438cm" svg:width="11.587cm" svg:height="9.858cm"/>
          <chart:axis chart:dimension="x" chart:name="primary-x" chart:style-name="ch4" chartooo:axis-type="auto">
            <chartooo:date-scale/>
            <chart:categories table:cell-range-address="Hoja3.A11:Hoja3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C11:Hoja3.C20" chart:label-cell-address="Hoja3.C10:Hoja3.C10" chart:class="chart:line">
            <chart:data-point chart:repeated="10"/>
          </chart:series>
          <chart:series chart:style-name="ch8" chart:values-cell-range-address="Hoja3.D11:Hoja3.D20" chart:label-cell-address="Hoja3.D10:Hoja3.D10" chart:class="chart:line">
            <chart:data-point chart:repeated="10"/>
          </chart:series>
          <chart:series chart:style-name="ch9" chart:values-cell-range-address="Hoja3.E11:Hoja3.E20" chart:label-cell-address="Hoja3.E10:Hoja3.E1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Hoja3.C10:Hoja3.C10</svg:desc>
                </draw:g>
              </table:table-cell>
              <table:table-cell office:value-type="string">
                <text:p>3</text:p>
                <draw:g>
                  <svg:desc>Hoja3.D10:Hoja3.D10</svg:desc>
                </draw:g>
              </table:table-cell>
              <table:table-cell office:value-type="string">
                <text:p>4</text:p>
                <draw:g>
                  <svg:desc>Hoja3.E10:Hoja3.E1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3.A11:Hoja3.A20</svg:desc>
                </draw:g>
              </table:table-cell>
              <table:table-cell office:value-type="float" office:value="3771.66666666667">
                <text:p>3771.66666666667</text:p>
                <draw:g>
                  <svg:desc>Hoja3.C11:Hoja3.C20</svg:desc>
                </draw:g>
              </table:table-cell>
              <table:table-cell office:value-type="float" office:value="4424.33333333333">
                <text:p>4424.33333333333</text:p>
                <draw:g>
                  <svg:desc>Hoja3.D11:Hoja3.D20</svg:desc>
                </draw:g>
              </table:table-cell>
              <table:table-cell office:value-type="float" office:value="2615">
                <text:p>2615</text:p>
                <draw:g>
                  <svg:desc>Hoja3.E11:Hoja3.E20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5449.3333333333">
                <text:p>35449.3333333333</text:p>
              </table:table-cell>
              <table:table-cell office:value-type="float" office:value="39686.3333333333">
                <text:p>39686.3333333333</text:p>
              </table:table-cell>
              <table:table-cell office:value-type="float" office:value="42230.3333333333">
                <text:p>42230.3333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34255.333333333">
                <text:p>134255.333333333</text:p>
              </table:table-cell>
              <table:table-cell office:value-type="float" office:value="96175.6666666667">
                <text:p>96175.6666666667</text:p>
              </table:table-cell>
              <table:table-cell office:value-type="float" office:value="83207.3333333333">
                <text:p>83207.333333333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632932.66666667">
                <text:p>2632932.66666667</text:p>
              </table:table-cell>
              <table:table-cell office:value-type="float" office:value="1801793.33333333">
                <text:p>1801793.33333333</text:p>
              </table:table-cell>
              <table:table-cell office:value-type="float" office:value="1428284.33333333">
                <text:p>1428284.3333333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062548.6666667">
                <text:p>12062548.6666667</text:p>
              </table:table-cell>
              <table:table-cell office:value-type="float" office:value="8661292.33333333">
                <text:p>8661292.33333333</text:p>
              </table:table-cell>
              <table:table-cell office:value-type="float" office:value="7032818.66666667">
                <text:p>7032818.6666666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51289070.6666667">
                <text:p>51289070.6666667</text:p>
              </table:table-cell>
              <table:table-cell office:value-type="float" office:value="39226612.3333333">
                <text:p>39226612.3333333</text:p>
              </table:table-cell>
              <table:table-cell office:value-type="float" office:value="32831944.6666667">
                <text:p>32831944.6666667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15496863.333333">
                <text:p>115496863.333333</text:p>
              </table:table-cell>
              <table:table-cell office:value-type="float" office:value="88667478.6666667">
                <text:p>88667478.6666667</text:p>
              </table:table-cell>
              <table:table-cell office:value-type="float" office:value="73864997">
                <text:p>7386499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05553361.666667">
                <text:p>205553361.666667</text:p>
              </table:table-cell>
              <table:table-cell office:value-type="float" office:value="157275879">
                <text:p>157275879</text:p>
              </table:table-cell>
              <table:table-cell office:value-type="float" office:value="132182452.666667">
                <text:p>132182452.666667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321759540">
                <text:p>321759540</text:p>
              </table:table-cell>
              <table:table-cell office:value-type="float" office:value="246384418.333333">
                <text:p>246384418.333333</text:p>
              </table:table-cell>
              <table:table-cell office:value-type="float" office:value="208254733.333333">
                <text:p>208254733.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302227755">
                <text:p>1302227755</text:p>
              </table:table-cell>
              <table:table-cell office:value-type="float" office:value="1009299837">
                <text:p>1009299837</text:p>
              </table:table-cell>
              <table:table-cell office:value-type="float" office:value="849115128">
                <text:p>8491151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8cm" svg:height="11.981cm" xlink:href=".." xlink:type="simple" chart:class="chart:bar" chart:style-name="ch1">
        <chart:legend chart:legend-position="end" svg:x="13.55cm" svg:y="5.442cm" style:legend-expansion="high" chart:style-name="ch2"/>
        <chart:plot-area chart:style-name="ch3" table:cell-range-address="Hoja3.B4:Hoja3.B4 Hoja3.D5:Hoja3.D5 Hoja3.B6:Hoja3.B6 Hoja3.D7:Hoja3.D7" chart:data-source-has-labels="column" svg:x="0.319cm" svg:y="0.239cm" svg:width="12.912cm" svg:height="11.503cm">
          <chart:coordinate-region svg:x="2.237cm" svg:y="0.439cm" svg:width="10.994cm" svg:height="11.1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3.D5:Hoja3.D5" chart:label-cell-address="Hoja3.B4:Hoja3.B4" chart:class="chart:bar">
            <chart:data-point/>
          </chart:series>
          <chart:series chart:style-name="ch8" chart:values-cell-range-address="Hoja3.D7:Hoja3.D7" chart:label-cell-address="Hoja3.B6:Hoja3.B6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aralela</text:p>
                <draw:g>
                  <svg:desc>Hoja3.B4:Hoja3.B4</svg:desc>
                </draw:g>
              </table:table-cell>
              <table:table-cell office:value-type="float" office:value="162249718.566667">
                <text:p>162249718.566667</text:p>
                <draw:g>
                  <svg:desc>Hoja3.D5:Hoja3.D5</svg:desc>
                </draw:g>
              </table:table-cell>
            </table:table-row>
            <table:table-row>
              <table:table-cell office:value-type="string">
                <text:p>Secuencial</text:p>
                <draw:g>
                  <svg:desc>Hoja3.B6:Hoja3.B6</svg:desc>
                </draw:g>
              </table:table-cell>
              <table:table-cell office:value-type="float" office:value="327314278.533333">
                <text:p>327314278.533333</text:p>
                <draw:g>
                  <svg:desc>Hoja3.D7:Hoja3.D7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1 0" chart:style-name="ch1">
        <chart:legend chart:legend-position="end" svg:x="13.55cm" svg:y="3.955cm" style:legend-expansion="high" chart:style-name="ch2"/>
        <chart:plot-area chart:style-name="ch3" table:cell-range-address="Hoja3.A11:Hoja3.B20 Hoja3.F10:Hoja3.F20 Hoja3.B10:Hoja3.B10" chart:data-source-has-labels="both" svg:x="0.319cm" svg:y="0.18cm" svg:width="12.912cm" svg:height="8.646cm">
          <chart:coordinate-region svg:x="2.422cm" svg:y="0.379cm" svg:width="10.159cm" svg:height="7.8cm"/>
          <chart:axis chart:dimension="x" chart:name="primary-x" chart:style-name="ch4" chartooo:axis-type="auto">
            <chart:categories table:cell-range-address="Hoja3.A11:Hoja3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F11:Hoja3.F20" chart:label-cell-address="Hoja3.F10:Hoja3.F10" chart:class="chart:scatter">
            <chart:domain table:cell-range-address="Hoja3.A11:Hoja3.A20"/>
            <chart:data-point chart:repeated="10"/>
          </chart:series>
          <chart:series chart:style-name="ch8" chart:values-cell-range-address="Hoja3.B11:Hoja3.B20" chart:label-cell-address="Hoja3.B10:Hoja3.B10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Paralelo</text:p>
                <draw:g>
                  <svg:desc>Hoja3.F10:Hoja3.F10</svg:desc>
                </draw:g>
              </table:table-cell>
              <table:table-cell office:value-type="string">
                <text:p>Secuencial</text:p>
                <draw:g>
                  <svg:desc>Hoja3.B10:Hoja3.B1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3.A11:Hoja3.A20</svg:desc>
                </draw:g>
              </table:table-cell>
              <table:table-cell office:value-type="float" office:value="1000">
                <text:p>1000</text:p>
                <draw:g>
                  <svg:desc>Hoja3.A11:Hoja3.A20</svg:desc>
                </draw:g>
              </table:table-cell>
              <table:table-cell office:value-type="float" office:value="3603.66666666667">
                <text:p>3603.66666666667</text:p>
                <draw:g>
                  <svg:desc>Hoja3.F11:Hoja3.F20</svg:desc>
                </draw:g>
              </table:table-cell>
              <table:table-cell office:value-type="float" office:value="4121">
                <text:p>4121</text:p>
                <draw:g>
                  <svg:desc>Hoja3.B11:Hoja3.B20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39122">
                <text:p>39122</text:p>
              </table:table-cell>
              <table:table-cell office:value-type="float" office:value="59069.3333333333">
                <text:p>59069.3333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4546.111111111">
                <text:p>104546.111111111</text:p>
              </table:table-cell>
              <table:table-cell office:value-type="float" office:value="208949">
                <text:p>20894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1954336.77777778">
                <text:p>1954336.77777778</text:p>
              </table:table-cell>
              <table:table-cell office:value-type="float" office:value="5092406.66666667">
                <text:p>5092406.6666666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9252219.8888889">
                <text:p>9252219.8888889</text:p>
              </table:table-cell>
              <table:table-cell office:value-type="float" office:value="20691101.6666667">
                <text:p>20691101.666666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00000">
                <text:p>200000</text:p>
              </table:table-cell>
              <table:table-cell office:value-type="float" office:value="41115875.8888889">
                <text:p>41115875.8888889</text:p>
              </table:table-cell>
              <table:table-cell office:value-type="float" office:value="84065284">
                <text:p>84065284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00000">
                <text:p>300000</text:p>
              </table:table-cell>
              <table:table-cell office:value-type="float" office:value="92676446.3333332">
                <text:p>92676446.3333332</text:p>
              </table:table-cell>
              <table:table-cell office:value-type="float" office:value="189512553.666667">
                <text:p>189512553.66666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00000">
                <text:p>400000</text:p>
              </table:table-cell>
              <table:table-cell office:value-type="float" office:value="165003897.777778">
                <text:p>165003897.777778</text:p>
              </table:table-cell>
              <table:table-cell office:value-type="float" office:value="336943876">
                <text:p>336943876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500000">
                <text:p>500000</text:p>
              </table:table-cell>
              <table:table-cell office:value-type="float" office:value="258799563.888889">
                <text:p>258799563.888889</text:p>
              </table:table-cell>
              <table:table-cell office:value-type="float" office:value="528120720">
                <text:p>52812072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53547573.33333">
                <text:p>1053547573.33333</text:p>
              </table:table-cell>
              <table:table-cell office:value-type="float" office:value="2108444704">
                <text:p>21084447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1.96cm" style:legend-expansion="high" chart:style-name="ch2"/>
        <chart:plot-area chart:style-name="ch3" table:cell-range-address="Hoja3.I10:Hoja3.I10 Hoja3.K10:Hoja3.K10 Hoja3.N10:Hoja3.N10 Hoja3.Q10:Hoja3.Q10 Hoja3.H11:Hoja3.H20 Hoja3.J11:Hoja3.J20 Hoja3.L11:Hoja3.L20 Hoja3.O11:Hoja3.O20 Hoja3.R11:Hoja3.R20" chart:data-source-has-labels="both" svg:x="1.331cm" svg:y="0.18cm" svg:width="11.709cm" svg:height="7.659cm">
          <chart:coordinate-region svg:x="2.058cm" svg:y="0.379cm" svg:width="10.888cm" svg:height="6.813cm"/>
          <chart:axis chart:dimension="x" chart:name="primary-x" chart:style-name="ch4" chartooo:axis-type="auto">
            <chartooo:date-scale/>
            <chart:title svg:x="5.289cm" svg:y="8.019cm" chart:style-name="ch5">
              <text:p>Número de procesadores</text:p>
            </chart:title>
            <chart:categories table:cell-range-address="Hoja3.I10:Hoja3.I10 Hoja3.K10:Hoja3.K10 Hoja3.N10:Hoja3.N10 Hoja3.Q10:Hoja3.Q10"/>
          </chart:axis>
          <chart:axis chart:dimension="y" chart:name="primary-y" chart:style-name="ch4">
            <chart:title svg:x="0.451cm" svg:y="4.662cm" chart:style-name="ch6">
              <text:p>SeedUp</text:p>
            </chart:title>
            <chart:grid chart:style-name="ch7" chart:class="major"/>
          </chart:axis>
          <chart:series chart:style-name="ch8" chart:values-cell-range-address="Hoja3.J11:Hoja3.J11 Hoja3.L11:Hoja3.L11 Hoja3.O11:Hoja3.O11 Hoja3.R11:Hoja3.R11" chart:label-cell-address="Hoja3.H11:Hoja3.H11" chart:class="chart:line">
            <chart:data-point chart:repeated="4"/>
          </chart:series>
          <chart:series chart:style-name="ch9" chart:values-cell-range-address="Hoja3.J12:Hoja3.J12 Hoja3.L12:Hoja3.L12 Hoja3.O12:Hoja3.O12 Hoja3.R12:Hoja3.R12" chart:label-cell-address="Hoja3.H12:Hoja3.H12" chart:class="chart:line">
            <chart:data-point chart:repeated="4"/>
          </chart:series>
          <chart:series chart:style-name="ch10" chart:values-cell-range-address="Hoja3.J13:Hoja3.J13 Hoja3.L13:Hoja3.L13 Hoja3.O13:Hoja3.O13 Hoja3.R13:Hoja3.R13" chart:label-cell-address="Hoja3.H13:Hoja3.H13" chart:class="chart:line">
            <chart:data-point chart:repeated="4"/>
          </chart:series>
          <chart:series chart:style-name="ch11" chart:values-cell-range-address="Hoja3.J14:Hoja3.J14 Hoja3.L14:Hoja3.L14 Hoja3.O14:Hoja3.O14 Hoja3.R14:Hoja3.R14" chart:label-cell-address="Hoja3.H14:Hoja3.H14" chart:class="chart:line">
            <chart:data-point chart:repeated="4"/>
          </chart:series>
          <chart:series chart:style-name="ch12" chart:values-cell-range-address="Hoja3.J15:Hoja3.J15 Hoja3.L15:Hoja3.L15 Hoja3.O15:Hoja3.O15 Hoja3.R15:Hoja3.R15" chart:label-cell-address="Hoja3.H15:Hoja3.H15" chart:class="chart:line">
            <chart:data-point chart:repeated="4"/>
          </chart:series>
          <chart:series chart:style-name="ch13" chart:values-cell-range-address="Hoja3.J16:Hoja3.J16 Hoja3.L16:Hoja3.L16 Hoja3.O16:Hoja3.O16 Hoja3.R16:Hoja3.R16" chart:label-cell-address="Hoja3.H16:Hoja3.H16" chart:class="chart:line">
            <chart:data-point chart:repeated="4"/>
          </chart:series>
          <chart:series chart:style-name="ch14" chart:values-cell-range-address="Hoja3.J17:Hoja3.J17 Hoja3.L17:Hoja3.L17 Hoja3.O17:Hoja3.O17 Hoja3.R17:Hoja3.R17" chart:label-cell-address="Hoja3.H17:Hoja3.H17" chart:class="chart:line">
            <chart:data-point chart:repeated="4"/>
          </chart:series>
          <chart:series chart:style-name="ch15" chart:values-cell-range-address="Hoja3.J18:Hoja3.J18 Hoja3.L18:Hoja3.L18 Hoja3.O18:Hoja3.O18 Hoja3.R18:Hoja3.R18" chart:label-cell-address="Hoja3.H18:Hoja3.H18" chart:class="chart:line">
            <chart:data-point chart:repeated="4"/>
          </chart:series>
          <chart:series chart:style-name="ch16" chart:values-cell-range-address="Hoja3.J19:Hoja3.J19 Hoja3.L19:Hoja3.L19 Hoja3.O19:Hoja3.O19 Hoja3.R19:Hoja3.R19" chart:label-cell-address="Hoja3.H19:Hoja3.H19" chart:class="chart:line">
            <chart:data-point chart:repeated="4"/>
          </chart:series>
          <chart:series chart:style-name="ch17" chart:values-cell-range-address="Hoja3.J20:Hoja3.J20 Hoja3.L20:Hoja3.L20 Hoja3.O20:Hoja3.O20 Hoja3.R20:Hoja3.R20" chart:label-cell-address="Hoja3.H20:Hoja3.H20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Hoja3.I10:Hoja3.I10 Hoja3.K10:Hoja3.K10 Hoja3.N10:Hoja3.N10 Hoja3.Q10:Hoja3.Q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Hoja3.H11:Hoja3.H11</svg:desc>
                </draw:g>
              </table:table-cell>
              <table:table-cell office:value-type="float" office:value="1">
                <text:p>1</text:p>
                <draw:g>
                  <svg:desc>Hoja3.J11:Hoja3.J11 Hoja3.L11:Hoja3.L11 Hoja3.O11:Hoja3.O11 Hoja3.R11:Hoja3.R11</svg:desc>
                </draw:g>
              </table:table-cell>
              <table:table-cell office:value-type="float" office:value="1.00804242156429">
                <text:p>1.00804242156429</text:p>
              </table:table-cell>
              <table:table-cell office:value-type="float" office:value="0.859338506743013">
                <text:p>0.859338506743013</text:p>
              </table:table-cell>
              <table:table-cell office:value-type="float" office:value="1.45391969407266">
                <text:p>1.45391969407266</text:p>
              </table:table-cell>
            </table:table-row>
            <table:table-row>
              <table:table-cell office:value-type="string">
                <text:p>5000</text:p>
                <draw:g>
                  <svg:desc>Hoja3.H12:Hoja3.H12</svg:desc>
                </draw:g>
              </table:table-cell>
              <table:table-cell office:value-type="float" office:value="1">
                <text:p>1</text:p>
                <draw:g>
                  <svg:desc>Hoja3.J12:Hoja3.J12 Hoja3.L12:Hoja3.L12 Hoja3.O12:Hoja3.O12 Hoja3.R12:Hoja3.R12</svg:desc>
                </draw:g>
              </table:table-cell>
              <table:table-cell office:value-type="float" office:value="1.45799638921277">
                <text:p>1.45799638921277</text:p>
              </table:table-cell>
              <table:table-cell office:value-type="float" office:value="1.30233749653533">
                <text:p>1.30233749653533</text:p>
              </table:table-cell>
              <table:table-cell office:value-type="float" office:value="1.22388330662794">
                <text:p>1.22388330662794</text:p>
              </table:table-cell>
            </table:table-row>
            <table:table-row>
              <table:table-cell office:value-type="string">
                <text:p>10000</text:p>
                <draw:g>
                  <svg:desc>Hoja3.H13:Hoja3.H13</svg:desc>
                </draw:g>
              </table:table-cell>
              <table:table-cell office:value-type="float" office:value="1">
                <text:p>1</text:p>
                <draw:g>
                  <svg:desc>Hoja3.J13:Hoja3.J13 Hoja3.L13:Hoja3.L13 Hoja3.O13:Hoja3.O13 Hoja3.R13:Hoja3.R13</svg:desc>
                </draw:g>
              </table:table-cell>
              <table:table-cell office:value-type="float" office:value="1.5417488069996">
                <text:p>1.5417488069996</text:p>
              </table:table-cell>
              <table:table-cell office:value-type="float" office:value="2.15218679707618">
                <text:p>2.15218679707618</text:p>
              </table:table-cell>
              <table:table-cell office:value-type="float" office:value="2.48761727732331">
                <text:p>2.48761727732331</text:p>
              </table:table-cell>
            </table:table-row>
            <table:table-row>
              <table:table-cell office:value-type="string">
                <text:p>50000</text:p>
                <draw:g>
                  <svg:desc>Hoja3.H14:Hoja3.H14</svg:desc>
                </draw:g>
              </table:table-cell>
              <table:table-cell office:value-type="float" office:value="1">
                <text:p>1</text:p>
                <draw:g>
                  <svg:desc>Hoja3.J14:Hoja3.J14 Hoja3.L14:Hoja3.L14 Hoja3.O14:Hoja3.O14 Hoja3.R14:Hoja3.R14</svg:desc>
                </draw:g>
              </table:table-cell>
              <table:table-cell office:value-type="float" office:value="1.9289452648365">
                <text:p>1.9289452648365</text:p>
              </table:table-cell>
              <table:table-cell office:value-type="float" office:value="2.81873781306773">
                <text:p>2.81873781306773</text:p>
              </table:table-cell>
              <table:table-cell office:value-type="float" office:value="3.55586270987594">
                <text:p>3.55586270987594</text:p>
              </table:table-cell>
            </table:table-row>
            <table:table-row>
              <table:table-cell office:value-type="string">
                <text:p>100000</text:p>
                <draw:g>
                  <svg:desc>Hoja3.H15:Hoja3.H15</svg:desc>
                </draw:g>
              </table:table-cell>
              <table:table-cell office:value-type="float" office:value="1">
                <text:p>1</text:p>
                <draw:g>
                  <svg:desc>Hoja3.J15:Hoja3.J15 Hoja3.L15:Hoja3.L15 Hoja3.O15:Hoja3.O15 Hoja3.R15:Hoja3.R15</svg:desc>
                </draw:g>
              </table:table-cell>
              <table:table-cell office:value-type="float" office:value="1.68848612037378">
                <text:p>1.68848612037378</text:p>
              </table:table-cell>
              <table:table-cell office:value-type="float" office:value="2.35154815426505">
                <text:p>2.35154815426505</text:p>
              </table:table-cell>
              <table:table-cell office:value-type="float" office:value="2.89605732286761">
                <text:p>2.89605732286761</text:p>
              </table:table-cell>
            </table:table-row>
            <table:table-row>
              <table:table-cell office:value-type="string">
                <text:p>200000</text:p>
                <draw:g>
                  <svg:desc>Hoja3.H16:Hoja3.H16</svg:desc>
                </draw:g>
              </table:table-cell>
              <table:table-cell office:value-type="float" office:value="1">
                <text:p>1</text:p>
                <draw:g>
                  <svg:desc>Hoja3.J16:Hoja3.J16 Hoja3.L16:Hoja3.L16 Hoja3.O16:Hoja3.O16 Hoja3.R16:Hoja3.R16</svg:desc>
                </draw:g>
              </table:table-cell>
              <table:table-cell office:value-type="float" office:value="1.63789189213359">
                <text:p>1.63789189213359</text:p>
              </table:table-cell>
              <table:table-cell office:value-type="float" office:value="2.14155513318735">
                <text:p>2.14155513318735</text:p>
              </table:table-cell>
              <table:table-cell office:value-type="float" office:value="2.5586651614118">
                <text:p>2.5586651614118</text:p>
              </table:table-cell>
            </table:table-row>
            <table:table-row>
              <table:table-cell office:value-type="string">
                <text:p>300000</text:p>
                <draw:g>
                  <svg:desc>Hoja3.H17:Hoja3.H17</svg:desc>
                </draw:g>
              </table:table-cell>
              <table:table-cell office:value-type="float" office:value="1">
                <text:p>1</text:p>
                <draw:g>
                  <svg:desc>Hoja3.J17:Hoja3.J17 Hoja3.L17:Hoja3.L17 Hoja3.O17:Hoja3.O17 Hoja3.R17:Hoja3.R17</svg:desc>
                </draw:g>
              </table:table-cell>
              <table:table-cell office:value-type="float" office:value="1.63951751186086">
                <text:p>1.63951751186086</text:p>
              </table:table-cell>
              <table:table-cell office:value-type="float" office:value="2.1356097280252">
                <text:p>2.1356097280252</text:p>
              </table:table-cell>
              <table:table-cell office:value-type="float" office:value="2.56358407487649">
                <text:p>2.56358407487649</text:p>
              </table:table-cell>
            </table:table-row>
            <table:table-row>
              <table:table-cell office:value-type="string">
                <text:p>400000</text:p>
                <draw:g>
                  <svg:desc>Hoja3.H18:Hoja3.H18</svg:desc>
                </draw:g>
              </table:table-cell>
              <table:table-cell office:value-type="float" office:value="1">
                <text:p>1</text:p>
                <draw:g>
                  <svg:desc>Hoja3.J18:Hoja3.J18 Hoja3.L18:Hoja3.L18 Hoja3.O18:Hoja3.O18 Hoja3.R18:Hoja3.R18</svg:desc>
                </draw:g>
              </table:table-cell>
              <table:table-cell office:value-type="float" office:value="1.63818222805843">
                <text:p>1.63818222805843</text:p>
              </table:table-cell>
              <table:table-cell office:value-type="float" office:value="2.14103946607095">
                <text:p>2.14103946607095</text:p>
              </table:table-cell>
              <table:table-cell office:value-type="float" office:value="2.54749293273566">
                <text:p>2.54749293273566</text:p>
              </table:table-cell>
            </table:table-row>
            <table:table-row>
              <table:table-cell office:value-type="string">
                <text:p>500000</text:p>
                <draw:g>
                  <svg:desc>Hoja3.H19:Hoja3.H19</svg:desc>
                </draw:g>
              </table:table-cell>
              <table:table-cell office:value-type="float" office:value="1">
                <text:p>1</text:p>
                <draw:g>
                  <svg:desc>Hoja3.J19:Hoja3.J19 Hoja3.L19:Hoja3.L19 Hoja3.O19:Hoja3.O19 Hoja3.R19:Hoja3.R19</svg:desc>
                </draw:g>
              </table:table-cell>
              <table:table-cell office:value-type="float" office:value="1.63756297948462">
                <text:p>1.63756297948462</text:p>
              </table:table-cell>
              <table:table-cell office:value-type="float" office:value="2.13853422454319">
                <text:p>2.13853422454319</text:p>
              </table:table-cell>
              <table:table-cell office:value-type="float" office:value="2.53008180206229">
                <text:p>2.53008180206229</text:p>
              </table:table-cell>
            </table:table-row>
            <table:table-row>
              <table:table-cell office:value-type="string">
                <text:p>1000000</text:p>
                <draw:g>
                  <svg:desc>Hoja3.H20:Hoja3.H20</svg:desc>
                </draw:g>
              </table:table-cell>
              <table:table-cell office:value-type="float" office:value="1">
                <text:p>1</text:p>
                <draw:g>
                  <svg:desc>Hoja3.J20:Hoja3.J20 Hoja3.L20:Hoja3.L20 Hoja3.O20:Hoja3.O20 Hoja3.R20:Hoja3.R20</svg:desc>
                </draw:g>
              </table:table-cell>
              <table:table-cell office:value-type="float" office:value="1.6158046623726">
                <text:p>1.6158046623726</text:p>
              </table:table-cell>
              <table:table-cell office:value-type="float" office:value="2.08475777054941">
                <text:p>2.08475777054941</text:p>
              </table:table-cell>
              <table:table-cell office:value-type="float" office:value="2.47804521273351">
                <text:p>2.4780452127335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